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color="#38761d"/>
    </style:style>
    <style:style style:name="T2_2" style:family="text">
      <style:text-properties fo:color="#38761d"/>
    </style:style>
    <style:style style:name="T2_3" style:family="text">
      <style:text-properties fo:color="#38761d"/>
    </style:style>
    <style:style style:name="T2_4" style:family="text">
      <style:text-properties fo:color="#38761d"/>
    </style:style>
    <style:style style:name="T2_5" style:family="text">
      <style:text-properties fo:color="#38761d"/>
    </style:style>
    <style:style style:name="T2_6" style:family="text">
      <style:text-properties fo:color="#38761d"/>
    </style:style>
    <style:style style:name="T2_7" style:family="text">
      <style:text-properties fo:color="#38761d"/>
    </style:style>
    <style:style style:name="T2_8" style:family="text">
      <style:text-properties fo:color="#38761d"/>
    </style:style>
    <style:style style:name="T2_9" style:family="text">
      <style:text-properties fo:color="#38761d"/>
    </style:style>
    <style:style style:name="T2_10" style:family="text">
      <style:text-properties fo:color="#38761d"/>
    </style:style>
    <style:style style:name="T2_11" style:family="text">
      <style:text-properties fo:color="#38761d"/>
    </style:style>
    <style:style style:name="T2_12" style:family="text">
      <style:text-properties fo:color="#38761d"/>
    </style:style>
    <style:style style:name="T2_13" style:family="text">
      <style:text-properties fo:color="#38761d"/>
    </style:style>
    <style:style style:name="T2_14" style:family="text">
      <style:text-properties fo:color="#38761d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color="#38761d"/>
    </style:style>
    <style:style style:name="T3_2" style:family="text">
      <style:text-properties fo:color="#38761d"/>
    </style:style>
    <style:style style:name="T3_3" style:family="text">
      <style:text-properties fo:color="#38761d"/>
    </style:style>
    <style:style style:name="T3_4" style:family="text">
      <style:text-properties fo:color="#38761d"/>
    </style:style>
    <style:style style:name="T3_5" style:family="text">
      <style:text-properties fo:color="#38761d"/>
    </style:style>
    <style:style style:name="T3_6" style:family="text">
      <style:text-properties fo:color="#38761d"/>
    </style:style>
    <style:style style:name="T3_7" style:family="text">
      <style:text-properties fo:color="#38761d"/>
    </style:style>
    <style:style style:name="T3_8" style:family="text">
      <style:text-properties fo:color="#38761d"/>
    </style:style>
    <style:style style:name="T3_9" style:family="text">
      <style:text-properties fo:color="#38761d"/>
    </style:style>
    <style:style style:name="T3_10" style:family="text">
      <style:text-properties fo:color="#38761d"/>
    </style:style>
    <style:style style:name="T3_11" style:family="text">
      <style:text-properties fo:color="#38761d"/>
    </style:style>
    <style:style style:name="T3_12" style:family="text">
      <style:text-properties fo:color="#38761d"/>
    </style:style>
    <style:style style:name="T3_13" style:family="text">
      <style:text-properties fo:color="#38761d"/>
    </style:style>
    <style:style style:name="T3_14" style:family="text">
      <style:text-properties fo:color="#38761d"/>
    </style:style>
    <style:style style:name="T3_15" style:family="text">
      <style:text-properties fo:color="#38761d"/>
    </style:style>
    <style:style style:name="T3_16" style:family="text">
      <style:text-properties fo:color="#38761d"/>
    </style:style>
    <style:style style:name="T3_17" style:family="text">
      <style:text-properties fo:color="#38761d"/>
    </style:style>
    <style:style style:name="T3_18" style:family="text">
      <style:text-properties fo:color="#38761d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color="#38761d"/>
    </style:style>
    <style:style style:name="T4_2" style:family="text">
      <style:text-properties fo:color="#38761d"/>
    </style:style>
    <style:style style:name="T4_3" style:family="text">
      <style:text-properties fo:color="#38761d"/>
    </style:style>
    <style:style style:name="T4_4" style:family="text">
      <style:text-properties fo:color="#38761d"/>
    </style:style>
    <style:style style:name="T4_5" style:family="text">
      <style:text-properties fo:color="#38761d"/>
    </style:style>
    <style:style style:name="T4_6" style:family="text">
      <style:text-properties fo:color="#38761d"/>
    </style:style>
    <style:style style:name="T4_7" style:family="text">
      <style:text-properties fo:color="#38761d"/>
    </style:style>
    <style:style style:name="T4_8" style:family="text">
      <style:text-properties fo:color="#38761d"/>
    </style:style>
    <style:style style:name="T4_9" style:family="text">
      <style:text-properties fo:color="#38761d"/>
    </style:style>
    <style:style style:name="T4_10" style:family="text">
      <style:text-properties fo:color="#38761d"/>
    </style:style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>
      <style:text-properties fo:color="#38761d"/>
    </style:style>
    <style:style style:name="T5_2" style:family="text">
      <style:text-properties fo:color="#38761d"/>
    </style:style>
    <style:style style:name="T5_3" style:family="text">
      <style:text-properties fo:color="#38761d"/>
    </style:style>
    <style:style style:name="T5_4" style:family="text">
      <style:text-properties fo:color="#38761d"/>
    </style:style>
    <style:style style:name="T5_5" style:family="text">
      <style:text-properties fo:color="#38761d"/>
    </style:style>
    <style:style style:name="T5_6" style:family="text">
      <style:text-properties fo:color="#38761d"/>
    </style:style>
    <style:style style:name="T5_7" style:family="text">
      <style:text-properties fo:color="#38761d"/>
    </style:style>
    <style:style style:name="T5_8" style:family="text">
      <style:text-properties fo:color="#38761d"/>
    </style:style>
    <style:style style:name="T5_9" style:family="text">
      <style:text-properties fo:color="#38761d"/>
    </style:style>
    <style:style style:name="T5_10" style:family="text">
      <style:text-properties fo:color="#38761d"/>
    </style:style>
    <style:style style:name="T5_11" style:family="text">
      <style:text-properties fo:color="#38761d"/>
    </style:style>
    <style:style style:name="T5_12" style:family="text">
      <style:text-properties fo:color="#38761d"/>
    </style:style>
    <style:style style:name="T5_13" style:family="text">
      <style:text-properties fo:color="#38761d"/>
    </style:style>
    <style:style style:name="T5_14" style:family="text">
      <style:text-properties fo:color="#38761d"/>
    </style:style>
    <style:style style:name="T5_15" style:family="text">
      <style:text-properties fo:color="#38761d"/>
    </style:style>
    <style:style style:name="T5_16" style:family="text">
      <style:text-properties fo:color="#38761d"/>
    </style:style>
    <style:style style:name="T5_17" style:family="text">
      <style:text-properties fo:color="#38761d"/>
    </style:style>
    <style:style style:name="T5_18" style:family="text">
      <style:text-properties fo:color="#38761d"/>
    </style:style>
    <style:style style:name="T5_19" style:family="text">
      <style:text-properties fo:color="#38761d"/>
    </style:style>
    <style:style style:name="T5_20" style:family="text">
      <style:text-properties fo:color="#38761d"/>
    </style:style>
    <style:style style:name="T5_21" style:family="text">
      <style:text-properties fo:color="#38761d"/>
    </style:style>
    <style:style style:name="T5_22" style:family="text">
      <style:text-properties fo:color="#38761d"/>
    </style:style>
    <style:style style:name="T5_23" style:family="text">
      <style:text-properties fo:color="#38761d"/>
    </style:style>
    <style:style style:name="T5_24" style:family="text">
      <style:text-properties fo:color="#38761d"/>
    </style:style>
    <style:style style:name="T5_25" style:family="text">
      <style:text-properties fo:color="#38761d"/>
    </style:style>
    <style:style style:name="T5_26" style:family="text">
      <style:text-properties fo:color="#38761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38761d"/>
    </style:style>
    <style:style style:name="T8_2" style:family="text">
      <style:text-properties fo:color="#38761d"/>
    </style:style>
    <style:style style:name="T8_3" style:family="text">
      <style:text-properties fo:color="#38761d"/>
    </style:style>
    <style:style style:name="T8_4" style:family="text">
      <style:text-properties fo:color="#38761d"/>
    </style:style>
    <style:style style:name="T8_5" style:family="text">
      <style:text-properties fo:color="#38761d"/>
    </style:style>
    <style:style style:name="T8_6" style:family="text">
      <style:text-properties fo:color="#38761d"/>
    </style:style>
    <style:style style:name="T8_7" style:family="text">
      <style:text-properties fo:color="#38761d"/>
    </style:style>
    <style:style style:name="T8_8" style:family="text">
      <style:text-properties fo:color="#38761d"/>
    </style:style>
    <style:style style:name="T8_9" style:family="text">
      <style:text-properties fo:color="#38761d"/>
    </style:style>
    <style:style style:name="T8_10" style:family="text">
      <style:text-properties fo:color="#38761d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38761d"/>
    </style:style>
    <style:style style:name="T9_2" style:family="text">
      <style:text-properties fo:color="#38761d"/>
    </style:style>
    <style:style style:name="T9_3" style:family="text">
      <style:text-properties fo:color="#38761d"/>
    </style:style>
    <style:style style:name="T9_4" style:family="text">
      <style:text-properties fo:color="#38761d"/>
    </style:style>
    <style:style style:name="T9_5" style:family="text">
      <style:text-properties fo:color="#38761d"/>
    </style:style>
    <style:style style:name="T9_6" style:family="text">
      <style:text-properties fo:color="#38761d"/>
    </style:style>
    <style:style style:name="T9_7" style:family="text">
      <style:text-properties fo:color="#38761d"/>
    </style:style>
    <style:style style:name="T9_8" style:family="text">
      <style:text-properties fo:color="#38761d"/>
    </style:style>
    <style:style style:name="T9_9" style:family="text">
      <style:text-properties fo:color="#38761d"/>
    </style:style>
    <style:style style:name="T9_10" style:family="text">
      <style:text-properties fo:color="#38761d"/>
    </style:style>
    <style:style style:name="T9_11" style:family="text">
      <style:text-properties fo:color="#38761d"/>
    </style:style>
    <style:style style:name="T9_12" style:family="text">
      <style:text-properties fo:color="#38761d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38761d"/>
    </style:style>
    <style:style style:name="T10_2" style:family="text">
      <style:text-properties fo:color="#38761d"/>
    </style:style>
    <style:style style:name="T10_3" style:family="text">
      <style:text-properties fo:color="#38761d"/>
    </style:style>
    <style:style style:name="T10_4" style:family="text">
      <style:text-properties fo:color="#38761d"/>
    </style:style>
    <style:style style:name="T10_5" style:family="text">
      <style:text-properties fo:color="#38761d"/>
    </style:style>
    <style:style style:name="T10_6" style:family="text">
      <style:text-properties fo:color="#38761d"/>
    </style:style>
    <style:style style:name="T10_7" style:family="text">
      <style:text-properties fo:color="#38761d"/>
    </style:style>
    <style:style style:name="T10_8" style:family="text">
      <style:text-properties fo:color="#38761d"/>
    </style:style>
    <style:style style:name="T10_9" style:family="text">
      <style:text-properties fo:color="#38761d"/>
    </style:style>
    <style:style style:name="T10_10" style:family="text">
      <style:text-properties fo:color="#38761d"/>
    </style:style>
    <style:style style:name="T10_11" style:family="text">
      <style:text-properties fo:color="#38761d"/>
    </style:style>
    <style:style style:name="T10_12" style:family="text">
      <style:text-properties fo:color="#38761d"/>
    </style:style>
    <style:style style:name="T10_13" style:family="text">
      <style:text-properties fo:color="#38761d"/>
    </style:style>
    <style:style style:name="T10_14" style:family="text">
      <style:text-properties fo:color="#38761d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38761d"/>
    </style:style>
    <style:style style:name="T11_2" style:family="text">
      <style:text-properties fo:color="#38761d"/>
    </style:style>
    <style:style style:name="T11_3" style:family="text">
      <style:text-properties fo:color="#38761d"/>
    </style:style>
    <style:style style:name="T11_4" style:family="text">
      <style:text-properties fo:color="#38761d"/>
    </style:style>
    <style:style style:name="T11_5" style:family="text">
      <style:text-properties fo:color="#38761d"/>
    </style:style>
    <style:style style:name="T11_6" style:family="text">
      <style:text-properties fo:color="#38761d"/>
    </style:style>
    <style:style style:name="T11_7" style:family="text">
      <style:text-properties fo:color="#38761d"/>
    </style:style>
    <style:style style:name="T11_8" style:family="text">
      <style:text-properties fo:color="#38761d"/>
    </style:style>
    <style:style style:name="T11_9" style:family="text">
      <style:text-properties fo:color="#38761d"/>
    </style:style>
    <style:style style:name="T11_10" style:family="text">
      <style:text-properties fo:color="#38761d"/>
    </style:style>
    <style:style style:name="T11_11" style:family="text">
      <style:text-properties fo:color="#38761d"/>
    </style:style>
    <style:style style:name="T11_12" style:family="text">
      <style:text-properties fo:color="#38761d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color="#38761d"/>
    </style:style>
    <style:style style:name="T12_2" style:family="text">
      <style:text-properties fo:color="#38761d"/>
    </style:style>
    <style:style style:name="T12_3" style:family="text">
      <style:text-properties fo:color="#38761d"/>
    </style:style>
    <style:style style:name="T12_4" style:family="text">
      <style:text-properties fo:color="#38761d"/>
    </style:style>
    <style:style style:name="T12_5" style:family="text">
      <style:text-properties fo:color="#38761d"/>
    </style:style>
    <style:style style:name="T12_6" style:family="text">
      <style:text-properties fo:color="#38761d"/>
    </style:style>
    <style:style style:name="T12_7" style:family="text">
      <style:text-properties fo:color="#38761d"/>
    </style:style>
    <style:style style:name="T12_8" style:family="text">
      <style:text-properties fo:color="#38761d"/>
    </style:style>
    <style:style style:name="T12_9" style:family="text">
      <style:text-properties fo:color="#38761d"/>
    </style:style>
    <style:style style:name="T12_10" style:family="text">
      <style:text-properties fo:color="#38761d"/>
    </style:style>
    <style:style style:name="T12_11" style:family="text">
      <style:text-properties fo:color="#38761d"/>
    </style:style>
    <style:style style:name="T12_12" style:family="text">
      <style:text-properties fo:color="#38761d"/>
    </style:style>
    <style:style style:name="T12_13" style:family="text">
      <style:text-properties fo:color="#38761d"/>
    </style:style>
    <style:style style:name="T12_14" style:family="text">
      <style:text-properties fo:color="#38761d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color="#38761d"/>
    </style:style>
    <style:style style:name="T26_2" style:family="text">
      <style:text-properties fo:color="#38761d"/>
    </style:style>
    <style:style style:name="T26_3" style:family="text">
      <style:text-properties fo:color="#38761d"/>
    </style:style>
    <style:style style:name="T26_4" style:family="text">
      <style:text-properties fo:color="#38761d"/>
    </style:style>
    <style:style style:name="T26_5" style:family="text">
      <style:text-properties fo:color="#38761d"/>
    </style:style>
    <style:style style:name="T26_6" style:family="text">
      <style:text-properties fo:color="#38761d"/>
    </style:style>
    <style:style style:name="T26_7" style:family="text">
      <style:text-properties fo:color="#38761d"/>
    </style:style>
    <style:style style:name="T26_8" style:family="text">
      <style:text-properties fo:color="#38761d"/>
    </style:style>
    <style:style style:name="T26_9" style:family="text">
      <style:text-properties fo:color="#38761d"/>
    </style:style>
    <style:style style:name="T26_10" style:family="text">
      <style:text-properties fo:color="#38761d"/>
    </style:style>
    <style:style style:name="T26_11" style:family="text">
      <style:text-properties fo:color="#38761d"/>
    </style:style>
    <style:style style:name="T26_12" style:family="text">
      <style:text-properties fo:color="#38761d"/>
    </style:style>
    <style:style style:name="T26_13" style:family="text">
      <style:text-properties fo:color="#38761d"/>
    </style:style>
    <style:style style:name="T26_14" style:family="text">
      <style:text-properties fo:color="#38761d"/>
    </style:style>
    <style:style style:name="T26_15" style:family="text">
      <style:text-properties fo:color="#38761d"/>
    </style:style>
    <style:style style:name="T26_16" style:family="text">
      <style:text-properties fo:color="#38761d"/>
    </style:style>
    <style:style style:name="T26_17" style:family="text">
      <style:text-properties fo:color="#38761d"/>
    </style:style>
    <style:style style:name="T26_18" style:family="text">
      <style:text-properties fo:color="#38761d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color="#38761d"/>
    </style:style>
    <style:style style:name="T27_2" style:family="text">
      <style:text-properties fo:color="#38761d"/>
    </style:style>
    <style:style style:name="T27_3" style:family="text">
      <style:text-properties fo:color="#38761d"/>
    </style:style>
    <style:style style:name="T27_4" style:family="text">
      <style:text-properties fo:color="#38761d"/>
    </style:style>
    <style:style style:name="T27_5" style:family="text">
      <style:text-properties fo:color="#38761d"/>
    </style:style>
    <style:style style:name="T27_6" style:family="text">
      <style:text-properties fo:color="#38761d"/>
    </style:style>
    <style:style style:name="T27_7" style:family="text">
      <style:text-properties fo:color="#38761d"/>
    </style:style>
    <style:style style:name="T27_8" style:family="text">
      <style:text-properties fo:color="#38761d"/>
    </style:style>
    <style:style style:name="T27_9" style:family="text">
      <style:text-properties fo:color="#38761d"/>
    </style:style>
    <style:style style:name="T27_10" style:family="text">
      <style:text-properties fo:color="#38761d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color="#38761d"/>
    </style:style>
    <style:style style:name="T30_2" style:family="text">
      <style:text-properties fo:color="#38761d"/>
    </style:style>
    <style:style style:name="T30_3" style:family="text">
      <style:text-properties fo:color="#38761d"/>
    </style:style>
    <style:style style:name="T30_4" style:family="text">
      <style:text-properties fo:color="#38761d"/>
    </style:style>
    <style:style style:name="T30_5" style:family="text">
      <style:text-properties fo:color="#38761d"/>
    </style:style>
    <style:style style:name="T30_6" style:family="text">
      <style:text-properties fo:color="#38761d"/>
    </style:style>
    <style:style style:name="T30_7" style:family="text">
      <style:text-properties fo:color="#38761d"/>
    </style:style>
    <style:style style:name="T30_8" style:family="text">
      <style:text-properties fo:color="#38761d"/>
    </style:style>
    <style:style style:name="T30_9" style:family="text">
      <style:text-properties fo:color="#38761d"/>
    </style:style>
    <style:style style:name="T30_10" style:family="text">
      <style:text-properties fo:color="#38761d"/>
    </style:style>
    <style:style style:name="T30_11" style:family="text">
      <style:text-properties fo:color="#38761d"/>
    </style:style>
    <style:style style:name="T30_12" style:family="text">
      <style:text-properties fo:color="#38761d"/>
    </style:style>
    <style:style style:name="T30_13" style:family="text">
      <style:text-properties fo:color="#38761d"/>
    </style:style>
    <style:style style:name="T30_14" style:family="text">
      <style:text-properties fo:color="#38761d"/>
    </style:style>
    <style:style style:name="T30_15" style:family="text">
      <style:text-properties fo:color="#38761d"/>
    </style:style>
    <style:style style:name="T30_16" style:family="text">
      <style:text-properties fo:color="#38761d"/>
    </style:style>
    <style:style style:name="T30_17" style:family="text">
      <style:text-properties fo:color="#38761d"/>
    </style:style>
    <style:style style:name="T30_18" style:family="text">
      <style:text-properties fo:color="#38761d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color="#38761d"/>
    </style:style>
    <style:style style:name="T31_2" style:family="text">
      <style:text-properties fo:color="#38761d"/>
    </style:style>
    <style:style style:name="T31_3" style:family="text">
      <style:text-properties fo:color="#38761d"/>
    </style:style>
    <style:style style:name="T31_4" style:family="text">
      <style:text-properties fo:color="#38761d"/>
    </style:style>
    <style:style style:name="T31_5" style:family="text">
      <style:text-properties fo:color="#38761d"/>
    </style:style>
    <style:style style:name="T31_6" style:family="text">
      <style:text-properties fo:color="#38761d"/>
    </style:style>
    <style:style style:name="T31_7" style:family="text">
      <style:text-properties fo:color="#38761d"/>
    </style:style>
    <style:style style:name="T31_8" style:family="text">
      <style:text-properties fo:color="#38761d"/>
    </style:style>
    <style:style style:name="T31_9" style:family="text">
      <style:text-properties fo:color="#38761d"/>
    </style:style>
    <style:style style:name="T31_10" style:family="text">
      <style:text-properties fo:color="#38761d"/>
    </style:style>
    <style:style style:name="T31_11" style:family="text">
      <style:text-properties fo:color="#38761d"/>
    </style:style>
    <style:style style:name="T31_12" style:family="text">
      <style:text-properties fo:color="#38761d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color="#38761d"/>
    </style:style>
    <style:style style:name="T32_2" style:family="text">
      <style:text-properties fo:color="#38761d"/>
    </style:style>
    <style:style style:name="T32_3" style:family="text">
      <style:text-properties fo:color="#38761d"/>
    </style:style>
    <style:style style:name="T32_4" style:family="text">
      <style:text-properties fo:color="#38761d"/>
    </style:style>
    <style:style style:name="T32_5" style:family="text">
      <style:text-properties fo:color="#38761d"/>
    </style:style>
    <style:style style:name="T32_6" style:family="text">
      <style:text-properties fo:color="#38761d"/>
    </style:style>
    <style:style style:name="T32_7" style:family="text">
      <style:text-properties fo:color="#38761d"/>
    </style:style>
    <style:style style:name="T32_8" style:family="text">
      <style:text-properties fo:color="#38761d"/>
    </style:style>
    <style:style style:name="T32_9" style:family="text">
      <style:text-properties fo:color="#38761d"/>
    </style:style>
    <style:style style:name="T32_10" style:family="text">
      <style:text-properties fo:color="#38761d"/>
    </style:style>
    <style:style style:name="T32_11" style:family="text">
      <style:text-properties fo:color="#38761d"/>
    </style:style>
    <style:style style:name="T32_12" style:family="text">
      <style:text-properties fo:color="#38761d"/>
    </style:style>
    <style:style style:name="T32_13" style:family="text">
      <style:text-properties fo:color="#38761d"/>
    </style:style>
    <style:style style:name="T32_14" style:family="text">
      <style:text-properties fo:color="#38761d"/>
    </style:style>
    <style:style style:name="T32_15" style:family="text">
      <style:text-properties fo:color="#38761d"/>
    </style:style>
    <style:style style:name="T32_16" style:family="text">
      <style:text-properties fo:color="#38761d"/>
    </style:style>
    <style:style style:name="T32_17" style:family="text">
      <style:text-properties fo:color="#38761d"/>
    </style:style>
    <style:style style:name="T32_18" style:family="text">
      <style:text-properties fo:color="#38761d"/>
    </style:style>
    <style:style style:name="T32_19" style:family="text">
      <style:text-properties fo:color="#38761d"/>
    </style:style>
    <style:style style:name="T32_20" style:family="text">
      <style:text-properties fo:color="#38761d"/>
    </style:style>
    <style:style style:name="T32_21" style:family="text">
      <style:text-properties fo:color="#38761d"/>
    </style:style>
    <style:style style:name="T32_22" style:family="text">
      <style:text-properties fo:color="#38761d"/>
    </style:style>
    <style:style style:name="T32_23" style:family="text">
      <style:text-properties fo:color="#38761d"/>
    </style:style>
    <style:style style:name="T32_24" style:family="text">
      <style:text-properties fo:color="#38761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color="#38761d"/>
    </style:style>
    <style:style style:name="T33_2" style:family="text">
      <style:text-properties fo:color="#38761d"/>
    </style:style>
    <style:style style:name="T33_3" style:family="text">
      <style:text-properties fo:color="#38761d"/>
    </style:style>
    <style:style style:name="T33_4" style:family="text">
      <style:text-properties fo:color="#38761d"/>
    </style:style>
    <style:style style:name="T33_5" style:family="text">
      <style:text-properties fo:color="#38761d"/>
    </style:style>
    <style:style style:name="T33_6" style:family="text">
      <style:text-properties fo:color="#38761d"/>
    </style:style>
    <style:style style:name="T33_7" style:family="text">
      <style:text-properties fo:color="#38761d"/>
    </style:style>
    <style:style style:name="T33_8" style:family="text">
      <style:text-properties fo:color="#38761d"/>
    </style:style>
    <style:style style:name="T33_9" style:family="text">
      <style:text-properties fo:color="#38761d"/>
    </style:style>
    <style:style style:name="T33_10" style:family="text">
      <style:text-properties fo:color="#38761d"/>
    </style:style>
    <style:style style:name="T33_11" style:family="text">
      <style:text-properties fo:color="#38761d"/>
    </style:style>
    <style:style style:name="T33_12" style:family="text">
      <style:text-properties fo:color="#38761d"/>
    </style:style>
    <style:style style:name="T33_13" style:family="text">
      <style:text-properties fo:color="#38761d"/>
    </style:style>
    <style:style style:name="T33_14" style:family="text">
      <style:text-properties fo:color="#38761d"/>
    </style:style>
    <style:style style:name="T33_15" style:family="text">
      <style:text-properties fo:color="#38761d"/>
    </style:style>
    <style:style style:name="T33_16" style:family="text">
      <style:text-properties fo:color="#38761d"/>
    </style:style>
    <style:style style:name="T33_17" style:family="text">
      <style:text-properties fo:color="#38761d"/>
    </style:style>
    <style:style style:name="T33_18" style:family="text">
      <style:text-properties fo:color="#38761d"/>
    </style:style>
    <style:style style:name="T33_19" style:family="text">
      <style:text-properties fo:color="#38761d"/>
    </style:style>
    <style:style style:name="T33_20" style:family="text">
      <style:text-properties fo:color="#38761d"/>
    </style:style>
    <style:style style:name="T33_21" style:family="text">
      <style:text-properties fo:color="#38761d"/>
    </style:style>
    <style:style style:name="T33_22" style:family="text">
      <style:text-properties fo:color="#38761d"/>
    </style:style>
    <style:style style:name="T33_23" style:family="text">
      <style:text-properties fo:color="#38761d"/>
    </style:style>
    <style:style style:name="T33_24" style:family="text">
      <style:text-properties fo:color="#38761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38761d"/>
    </style:style>
    <style:style style:name="T34_2" style:family="text">
      <style:text-properties fo:color="#38761d"/>
    </style:style>
    <style:style style:name="T34_3" style:family="text">
      <style:text-properties fo:color="#38761d"/>
    </style:style>
    <style:style style:name="T34_4" style:family="text">
      <style:text-properties fo:color="#38761d"/>
    </style:style>
    <style:style style:name="T34_5" style:family="text">
      <style:text-properties fo:color="#38761d"/>
    </style:style>
    <style:style style:name="T34_6" style:family="text">
      <style:text-properties fo:color="#38761d"/>
    </style:style>
    <style:style style:name="T34_7" style:family="text">
      <style:text-properties fo:color="#38761d"/>
    </style:style>
    <style:style style:name="T34_8" style:family="text">
      <style:text-properties fo:color="#38761d"/>
    </style:style>
    <style:style style:name="T34_9" style:family="text">
      <style:text-properties fo:color="#38761d"/>
    </style:style>
    <style:style style:name="T34_10" style:family="text">
      <style:text-properties fo:color="#38761d"/>
    </style:style>
    <style:style style:name="T34_11" style:family="text">
      <style:text-properties fo:color="#38761d"/>
    </style:style>
    <style:style style:name="T34_12" style:family="text">
      <style:text-properties fo:color="#38761d"/>
    </style:style>
    <style:style style:name="T34_13" style:family="text">
      <style:text-properties fo:color="#38761d"/>
    </style:style>
    <style:style style:name="T34_14" style:family="text">
      <style:text-properties fo:color="#38761d"/>
    </style:style>
    <style:style style:name="T34_15" style:family="text">
      <style:text-properties fo:color="#38761d"/>
    </style:style>
    <style:style style:name="T34_16" style:family="text">
      <style:text-properties fo:color="#38761d"/>
    </style:style>
    <style:style style:name="T34_17" style:family="text">
      <style:text-properties fo:color="#38761d"/>
    </style:style>
    <style:style style:name="T34_18" style:family="text">
      <style:text-properties fo:color="#38761d"/>
    </style:style>
    <style:style style:name="T34_19" style:family="text">
      <style:text-properties fo:color="#38761d"/>
    </style:style>
    <style:style style:name="T34_20" style:family="text">
      <style:text-properties fo:color="#38761d"/>
    </style:style>
    <style:style style:name="T34_21" style:family="text">
      <style:text-properties fo:color="#38761d"/>
    </style:style>
    <style:style style:name="T34_22" style:family="text">
      <style:text-properties fo:color="#38761d"/>
    </style:style>
    <style:style style:name="T34_23" style:family="text">
      <style:text-properties fo:color="#38761d"/>
    </style:style>
    <style:style style:name="T34_24" style:family="text">
      <style:text-properties fo:color="#38761d"/>
    </style:style>
    <style:style style:name="T34_25" style:family="text">
      <style:text-properties fo:color="#38761d"/>
    </style:style>
    <style:style style:name="T34_26" style:family="text">
      <style:text-properties fo:color="#38761d"/>
    </style:style>
    <style:style style:name="T34_27" style:family="text">
      <style:text-properties fo:color="#38761d"/>
    </style:style>
    <style:style style:name="T34_28" style:family="text">
      <style:text-properties fo:color="#38761d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color="#bf9000"/>
    </style:style>
    <style:style style:name="T35_2" style:family="text">
      <style:text-properties fo:color="#bf9000"/>
    </style:style>
    <style:style style:name="T35_3" style:family="text">
      <style:text-properties fo:color="#bf9000"/>
    </style:style>
    <style:style style:name="T35_4" style:family="text">
      <style:text-properties fo:color="#bf9000"/>
    </style:style>
    <style:style style:name="T35_5" style:family="text">
      <style:text-properties fo:color="#bf9000"/>
    </style:style>
    <style:style style:name="T35_6" style:family="text">
      <style:text-properties fo:color="#bf9000"/>
    </style:style>
    <style:style style:name="T35_7" style:family="text">
      <style:text-properties fo:color="#bf9000"/>
    </style:style>
    <style:style style:name="T35_8" style:family="text">
      <style:text-properties fo:color="#bf9000"/>
    </style:style>
    <style:style style:name="T35_9" style:family="text">
      <style:text-properties fo:color="#bf9000"/>
    </style:style>
    <style:style style:name="T35_10" style:family="text">
      <style:text-properties fo:color="#bf9000"/>
    </style:style>
    <style:style style:name="T35_11" style:family="text">
      <style:text-properties fo:color="#bf9000"/>
    </style:style>
    <style:style style:name="T35_12" style:family="text">
      <style:text-properties fo:color="#bf9000"/>
    </style:style>
    <style:style style:name="T35_13" style:family="text">
      <style:text-properties fo:color="#bf9000"/>
    </style:style>
    <style:style style:name="T35_14" style:family="text">
      <style:text-properties fo:color="#bf9000"/>
    </style:style>
    <style:style style:name="T35_15" style:family="text">
      <style:text-properties fo:color="#bf9000"/>
    </style:style>
    <style:style style:name="T35_16" style:family="text">
      <style:text-properties fo:color="#bf9000"/>
    </style:style>
    <style:style style:name="T35_17" style:family="text">
      <style:text-properties fo:color="#bf9000"/>
    </style:style>
    <style:style style:name="T35_18" style:family="text">
      <style:text-properties fo:color="#bf9000"/>
    </style:style>
    <style:style style:name="T35_19" style:family="text">
      <style:text-properties fo:color="#bf9000"/>
    </style:style>
    <style:style style:name="T35_20" style:family="text">
      <style:text-properties fo:color="#bf9000"/>
    </style:style>
    <style:style style:name="T35_21" style:family="text">
      <style:text-properties fo:color="#bf9000"/>
    </style:style>
    <style:style style:name="T35_22" style:family="text">
      <style:text-properties fo:color="#bf9000"/>
    </style:style>
    <style:style style:name="T35_23" style:family="text">
      <style:text-properties fo:color="#bf9000"/>
    </style:style>
    <style:style style:name="T35_24" style:family="text">
      <style:text-properties fo:color="#bf9000"/>
    </style:style>
    <style:style style:name="T35_25" style:family="text">
      <style:text-properties fo:color="#bf9000"/>
    </style:style>
    <style:style style:name="T35_26" style:family="text">
      <style:text-properties fo:color="#bf9000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color="#38761d"/>
    </style:style>
    <style:style style:name="T36_2" style:family="text">
      <style:text-properties fo:color="#38761d"/>
    </style:style>
    <style:style style:name="T36_3" style:family="text">
      <style:text-properties fo:color="#38761d"/>
    </style:style>
    <style:style style:name="T36_4" style:family="text">
      <style:text-properties fo:color="#38761d"/>
    </style:style>
    <style:style style:name="T36_5" style:family="text">
      <style:text-properties fo:color="#38761d"/>
    </style:style>
    <style:style style:name="T36_6" style:family="text">
      <style:text-properties fo:color="#38761d"/>
    </style:style>
    <style:style style:name="T36_7" style:family="text">
      <style:text-properties fo:color="#38761d"/>
    </style:style>
    <style:style style:name="T36_8" style:family="text">
      <style:text-properties fo:color="#38761d"/>
    </style:style>
    <style:style style:name="T36_9" style:family="text">
      <style:text-properties fo:color="#38761d"/>
    </style:style>
    <style:style style:name="T36_10" style:family="text">
      <style:text-properties fo:color="#38761d"/>
    </style:style>
    <style:style style:name="T36_11" style:family="text">
      <style:text-properties fo:color="#38761d"/>
    </style:style>
    <style:style style:name="T36_12" style:family="text">
      <style:text-properties fo:color="#38761d"/>
    </style:style>
    <style:style style:name="T36_13" style:family="text">
      <style:text-properties fo:color="#38761d"/>
    </style:style>
    <style:style style:name="T36_14" style:family="text">
      <style:text-properties fo:color="#38761d"/>
    </style:style>
    <style:style style:name="T36_15" style:family="text">
      <style:text-properties fo:color="#38761d"/>
    </style:style>
    <style:style style:name="T36_16" style:family="text">
      <style:text-properties fo:color="#38761d"/>
    </style:style>
    <style:style style:name="T36_17" style:family="text">
      <style:text-properties fo:color="#38761d"/>
    </style:style>
    <style:style style:name="T36_18" style:family="text">
      <style:text-properties fo:color="#38761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color="#38761d"/>
    </style:style>
    <style:style style:name="T37_2" style:family="text">
      <style:text-properties fo:color="#38761d"/>
    </style:style>
    <style:style style:name="T37_3" style:family="text">
      <style:text-properties fo:color="#38761d"/>
    </style:style>
    <style:style style:name="T37_4" style:family="text">
      <style:text-properties fo:color="#38761d"/>
    </style:style>
    <style:style style:name="T37_5" style:family="text">
      <style:text-properties fo:color="#38761d"/>
    </style:style>
    <style:style style:name="T37_6" style:family="text">
      <style:text-properties fo:color="#38761d"/>
    </style:style>
    <style:style style:name="T37_7" style:family="text">
      <style:text-properties fo:color="#38761d"/>
    </style:style>
    <style:style style:name="T37_8" style:family="text">
      <style:text-properties fo:color="#38761d"/>
    </style:style>
    <style:style style:name="T37_9" style:family="text">
      <style:text-properties fo:color="#38761d"/>
    </style:style>
    <style:style style:name="T37_10" style:family="text">
      <style:text-properties fo:color="#38761d"/>
    </style:style>
    <style:style style:name="T37_11" style:family="text">
      <style:text-properties fo:color="#38761d"/>
    </style:style>
    <style:style style:name="T37_12" style:family="text">
      <style:text-properties fo:color="#38761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38761d"/>
    </style:style>
    <style:style style:name="T38_2" style:family="text">
      <style:text-properties fo:color="#38761d"/>
    </style:style>
    <style:style style:name="T38_3" style:family="text">
      <style:text-properties fo:color="#38761d"/>
    </style:style>
    <style:style style:name="T38_4" style:family="text">
      <style:text-properties fo:color="#38761d"/>
    </style:style>
    <style:style style:name="T38_5" style:family="text">
      <style:text-properties fo:color="#38761d"/>
    </style:style>
    <style:style style:name="T38_6" style:family="text">
      <style:text-properties fo:color="#38761d"/>
    </style:style>
    <style:style style:name="T38_7" style:family="text">
      <style:text-properties fo:color="#38761d"/>
    </style:style>
    <style:style style:name="T38_8" style:family="text">
      <style:text-properties fo:color="#38761d"/>
    </style:style>
    <style:style style:name="T38_9" style:family="text">
      <style:text-properties fo:color="#38761d"/>
    </style:style>
    <style:style style:name="T38_10" style:family="text">
      <style:text-properties fo:color="#38761d"/>
    </style:style>
    <style:style style:name="T38_11" style:family="text">
      <style:text-properties fo:color="#38761d"/>
    </style:style>
    <style:style style:name="T38_12" style:family="text">
      <style:text-properties fo:color="#38761d"/>
    </style:style>
    <style:style style:name="T38_13" style:family="text">
      <style:text-properties fo:color="#38761d"/>
    </style:style>
    <style:style style:name="T38_14" style:family="text">
      <style:text-properties fo:color="#38761d"/>
    </style:style>
    <style:style style:name="T38_15" style:family="text">
      <style:text-properties fo:color="#38761d"/>
    </style:style>
    <style:style style:name="T38_16" style:family="text">
      <style:text-properties fo:color="#38761d"/>
    </style:style>
    <style:style style:name="T38_17" style:family="text">
      <style:text-properties fo:color="#38761d"/>
    </style:style>
    <style:style style:name="T38_18" style:family="text">
      <style:text-properties fo:color="#38761d"/>
    </style:style>
    <style:style style:name="T38_19" style:family="text">
      <style:text-properties fo:color="#38761d"/>
    </style:style>
    <style:style style:name="T38_20" style:family="text">
      <style:text-properties fo:color="#38761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38761d"/>
    </style:style>
    <style:style style:name="T39_2" style:family="text">
      <style:text-properties fo:color="#38761d"/>
    </style:style>
    <style:style style:name="T39_3" style:family="text">
      <style:text-properties fo:color="#38761d"/>
    </style:style>
    <style:style style:name="T39_4" style:family="text">
      <style:text-properties fo:color="#38761d"/>
    </style:style>
    <style:style style:name="T39_5" style:family="text">
      <style:text-properties fo:color="#38761d"/>
    </style:style>
    <style:style style:name="T39_6" style:family="text">
      <style:text-properties fo:color="#38761d"/>
    </style:style>
    <style:style style:name="T39_7" style:family="text">
      <style:text-properties fo:color="#38761d"/>
    </style:style>
    <style:style style:name="T39_8" style:family="text">
      <style:text-properties fo:color="#38761d"/>
    </style:style>
    <style:style style:name="T39_9" style:family="text">
      <style:text-properties fo:color="#38761d"/>
    </style:style>
    <style:style style:name="T39_10" style:family="text">
      <style:text-properties fo:color="#38761d"/>
    </style:style>
    <style:style style:name="T39_11" style:family="text">
      <style:text-properties fo:color="#38761d"/>
    </style:style>
    <style:style style:name="T39_12" style:family="text">
      <style:text-properties fo:color="#38761d"/>
    </style:style>
    <style:style style:name="T39_13" style:family="text">
      <style:text-properties fo:color="#38761d"/>
    </style:style>
    <style:style style:name="T39_14" style:family="text">
      <style:text-properties fo:color="#38761d"/>
    </style:style>
    <style:style style:name="T39_15" style:family="text">
      <style:text-properties fo:color="#38761d"/>
    </style:style>
    <style:style style:name="T39_16" style:family="text">
      <style:text-properties fo:color="#38761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color="#bf9000"/>
    </style:style>
    <style:style style:name="T40_2" style:family="text">
      <style:text-properties fo:color="#bf9000"/>
    </style:style>
    <style:style style:name="T40_3" style:family="text">
      <style:text-properties fo:color="#bf9000"/>
    </style:style>
    <style:style style:name="T40_4" style:family="text">
      <style:text-properties fo:color="#bf9000"/>
    </style:style>
    <style:style style:name="T40_5" style:family="text">
      <style:text-properties fo:color="#bf9000"/>
    </style:style>
    <style:style style:name="T40_6" style:family="text">
      <style:text-properties fo:color="#bf9000"/>
    </style:style>
    <style:style style:name="T40_7" style:family="text">
      <style:text-properties fo:color="#bf9000"/>
    </style:style>
    <style:style style:name="T40_8" style:family="text">
      <style:text-properties fo:color="#bf9000"/>
    </style:style>
    <style:style style:name="T40_9" style:family="text">
      <style:text-properties fo:color="#bf9000"/>
    </style:style>
    <style:style style:name="T40_10" style:family="text">
      <style:text-properties fo:color="#bf9000"/>
    </style:style>
    <style:style style:name="T40_11" style:family="text">
      <style:text-properties fo:color="#bf9000"/>
    </style:style>
    <style:style style:name="T40_12" style:family="text">
      <style:text-properties fo:color="#bf9000"/>
    </style:style>
    <style:style style:name="T40_13" style:family="text">
      <style:text-properties fo:color="#bf9000"/>
    </style:style>
    <style:style style:name="T40_14" style:family="text">
      <style:text-properties fo:color="#bf9000"/>
    </style:style>
    <style:style style:name="T40_15" style:family="text">
      <style:text-properties fo:color="#bf9000"/>
    </style:style>
    <style:style style:name="T40_16" style:family="text">
      <style:text-properties fo:color="#bf9000"/>
    </style:style>
    <style:style style:name="T40_17" style:family="text">
      <style:text-properties fo:color="#bf9000"/>
    </style:style>
    <style:style style:name="T40_18" style:family="text">
      <style:text-properties fo:color="#bf9000"/>
    </style:style>
    <style:style style:name="T40_19" style:family="text">
      <style:text-properties fo:color="#bf9000"/>
    </style:style>
    <style:style style:name="T40_20" style:family="text">
      <style:text-properties fo:color="#bf9000"/>
    </style:style>
    <style:style style:name="T40_21" style:family="text">
      <style:text-properties fo:color="#bf9000"/>
    </style:style>
    <style:style style:name="T40_22" style:family="text">
      <style:text-properties fo:color="#bf9000"/>
    </style:style>
    <style:style style:name="T40_23" style:family="text">
      <style:text-properties fo:color="#bf9000"/>
    </style:style>
    <style:style style:name="T40_24" style:family="text">
      <style:text-properties fo:color="#bf9000"/>
    </style:style>
    <style:style style:name="T40_25" style:family="text">
      <style:text-properties fo:color="#bf9000"/>
    </style:style>
    <style:style style:name="T40_26" style:family="text">
      <style:text-properties fo:color="#bf9000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color="#38761d"/>
    </style:style>
    <style:style style:name="T41_2" style:family="text">
      <style:text-properties fo:color="#38761d"/>
    </style:style>
    <style:style style:name="T41_3" style:family="text">
      <style:text-properties fo:color="#38761d"/>
    </style:style>
    <style:style style:name="T41_4" style:family="text">
      <style:text-properties fo:color="#38761d"/>
    </style:style>
    <style:style style:name="T41_5" style:family="text">
      <style:text-properties fo:color="#38761d"/>
    </style:style>
    <style:style style:name="T41_6" style:family="text">
      <style:text-properties fo:color="#38761d"/>
    </style:style>
    <style:style style:name="T41_7" style:family="text">
      <style:text-properties fo:color="#38761d"/>
    </style:style>
    <style:style style:name="T41_8" style:family="text">
      <style:text-properties fo:color="#38761d"/>
    </style:style>
    <style:style style:name="T41_9" style:family="text">
      <style:text-properties fo:color="#38761d"/>
    </style:style>
    <style:style style:name="T41_10" style:family="text">
      <style:text-properties fo:color="#38761d"/>
    </style:style>
    <style:style style:name="T41_11" style:family="text">
      <style:text-properties fo:color="#38761d"/>
    </style:style>
    <style:style style:name="T41_12" style:family="text">
      <style:text-properties fo:color="#38761d"/>
    </style:style>
    <style:style style:name="T41_13" style:family="text">
      <style:text-properties fo:color="#38761d"/>
    </style:style>
    <style:style style:name="T41_14" style:family="text">
      <style:text-properties fo:color="#38761d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color="#38761d"/>
    </style:style>
    <style:style style:name="T44_2" style:family="text">
      <style:text-properties fo:color="#38761d"/>
    </style:style>
    <style:style style:name="T44_3" style:family="text">
      <style:text-properties fo:color="#38761d"/>
    </style:style>
    <style:style style:name="T44_4" style:family="text">
      <style:text-properties fo:color="#38761d"/>
    </style:style>
    <style:style style:name="T44_5" style:family="text">
      <style:text-properties fo:color="#38761d"/>
    </style:style>
    <style:style style:name="T44_6" style:family="text">
      <style:text-properties fo:color="#38761d"/>
    </style:style>
    <style:style style:name="T44_7" style:family="text">
      <style:text-properties fo:color="#38761d"/>
    </style:style>
    <style:style style:name="T44_8" style:family="text">
      <style:text-properties fo:color="#38761d"/>
    </style:style>
    <style:style style:name="T44_9" style:family="text">
      <style:text-properties fo:color="#38761d"/>
    </style:style>
    <style:style style:name="T44_10" style:family="text">
      <style:text-properties fo:color="#38761d"/>
    </style:style>
    <style:style style:name="T44_11" style:family="text">
      <style:text-properties fo:color="#38761d"/>
    </style:style>
    <style:style style:name="T44_12" style:family="text">
      <style:text-properties fo:color="#38761d"/>
    </style:style>
    <style:style style:name="T44_13" style:family="text">
      <style:text-properties fo:color="#38761d"/>
    </style:style>
    <style:style style:name="T44_14" style:family="text">
      <style:text-properties fo:color="#38761d"/>
    </style:style>
    <style:style style:name="T44_15" style:family="text">
      <style:text-properties fo:color="#38761d"/>
    </style:style>
    <style:style style:name="T44_16" style:family="text">
      <style:text-properties fo:color="#38761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color="#38761d"/>
    </style:style>
    <style:style style:name="T47_2" style:family="text">
      <style:text-properties fo:color="#38761d"/>
    </style:style>
    <style:style style:name="T47_3" style:family="text">
      <style:text-properties fo:color="#38761d"/>
    </style:style>
    <style:style style:name="T47_4" style:family="text">
      <style:text-properties fo:color="#38761d"/>
    </style:style>
    <style:style style:name="T47_5" style:family="text">
      <style:text-properties fo:color="#38761d"/>
    </style:style>
    <style:style style:name="T47_6" style:family="text">
      <style:text-properties fo:color="#38761d"/>
    </style:style>
    <style:style style:name="T47_7" style:family="text">
      <style:text-properties fo:color="#38761d"/>
    </style:style>
    <style:style style:name="T47_8" style:family="text">
      <style:text-properties fo:color="#38761d"/>
    </style:style>
    <style:style style:name="T47_9" style:family="text">
      <style:text-properties fo:color="#38761d"/>
    </style:style>
    <style:style style:name="T47_10" style:family="text">
      <style:text-properties fo:color="#38761d"/>
    </style:style>
    <style:style style:name="T47_11" style:family="text">
      <style:text-properties fo:color="#38761d"/>
    </style:style>
    <style:style style:name="T47_12" style:family="text">
      <style:text-properties fo:color="#38761d"/>
    </style:style>
    <style:style style:name="T47_13" style:family="text">
      <style:text-properties fo:color="#38761d"/>
    </style:style>
    <style:style style:name="T47_14" style:family="text">
      <style:text-properties fo:color="#38761d"/>
    </style:style>
    <style:style style:name="T47_15" style:family="text">
      <style:text-properties fo:color="#38761d"/>
    </style:style>
    <style:style style:name="T47_16" style:family="text">
      <style:text-properties fo:color="#38761d"/>
    </style:style>
    <style:style style:name="T47_17" style:family="text">
      <style:text-properties fo:color="#38761d"/>
    </style:style>
    <style:style style:name="T47_18" style:family="text">
      <style:text-properties fo:color="#38761d"/>
    </style:style>
    <style:style style:name="T47_19" style:family="text">
      <style:text-properties fo:color="#38761d"/>
    </style:style>
    <style:style style:name="T47_20" style:family="text">
      <style:text-properties fo:color="#38761d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color="#38761d"/>
    </style:style>
    <style:style style:name="T48_2" style:family="text">
      <style:text-properties fo:color="#38761d"/>
    </style:style>
    <style:style style:name="T48_3" style:family="text">
      <style:text-properties fo:color="#38761d"/>
    </style:style>
    <style:style style:name="T48_4" style:family="text">
      <style:text-properties fo:color="#38761d"/>
    </style:style>
    <style:style style:name="T48_5" style:family="text">
      <style:text-properties fo:color="#38761d"/>
    </style:style>
    <style:style style:name="T48_6" style:family="text">
      <style:text-properties fo:color="#38761d"/>
    </style:style>
    <style:style style:name="T48_7" style:family="text">
      <style:text-properties fo:color="#38761d"/>
    </style:style>
    <style:style style:name="T48_8" style:family="text">
      <style:text-properties fo:color="#38761d"/>
    </style:style>
    <style:style style:name="T48_9" style:family="text">
      <style:text-properties fo:color="#38761d"/>
    </style:style>
    <style:style style:name="T48_10" style:family="text">
      <style:text-properties fo:color="#38761d"/>
    </style:style>
    <style:style style:name="T48_11" style:family="text">
      <style:text-properties fo:color="#38761d"/>
    </style:style>
    <style:style style:name="T48_12" style:family="text">
      <style:text-properties fo:color="#38761d"/>
    </style:style>
    <style:style style:name="T48_13" style:family="text">
      <style:text-properties fo:color="#38761d"/>
    </style:style>
    <style:style style:name="T48_14" style:family="text">
      <style:text-properties fo:color="#38761d"/>
    </style:style>
    <style:style style:name="T48_15" style:family="text">
      <style:text-properties fo:color="#38761d"/>
    </style:style>
    <style:style style:name="T48_16" style:family="text">
      <style:text-properties fo:color="#38761d"/>
    </style:style>
    <style:style style:name="T48_17" style:family="text">
      <style:text-properties fo:color="#38761d"/>
    </style:style>
    <style:style style:name="T48_18" style:family="text">
      <style:text-properties fo:color="#38761d"/>
    </style:style>
    <style:style style:name="T48_19" style:family="text">
      <style:text-properties fo:color="#38761d"/>
    </style:style>
    <style:style style:name="T48_20" style:family="text">
      <style:text-properties fo:color="#38761d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color="#38761d"/>
    </style:style>
    <style:style style:name="T51_2" style:family="text">
      <style:text-properties fo:color="#38761d"/>
    </style:style>
    <style:style style:name="T51_3" style:family="text">
      <style:text-properties fo:color="#38761d"/>
    </style:style>
    <style:style style:name="T51_4" style:family="text">
      <style:text-properties fo:color="#38761d"/>
    </style:style>
    <style:style style:name="T51_5" style:family="text">
      <style:text-properties fo:color="#38761d"/>
    </style:style>
    <style:style style:name="T51_6" style:family="text">
      <style:text-properties fo:color="#38761d"/>
    </style:style>
    <style:style style:name="T51_7" style:family="text">
      <style:text-properties fo:color="#38761d"/>
    </style:style>
    <style:style style:name="T51_8" style:family="text">
      <style:text-properties fo:color="#38761d"/>
    </style:style>
    <style:style style:name="T51_9" style:family="text">
      <style:text-properties fo:color="#38761d"/>
    </style:style>
    <style:style style:name="T51_10" style:family="text">
      <style:text-properties fo:color="#38761d"/>
    </style:style>
    <style:style style:name="T51_11" style:family="text">
      <style:text-properties fo:color="#38761d"/>
    </style:style>
    <style:style style:name="T51_12" style:family="text">
      <style:text-properties fo:color="#38761d"/>
    </style:style>
    <style:style style:name="T51_13" style:family="text">
      <style:text-properties fo:color="#38761d"/>
    </style:style>
    <style:style style:name="T51_14" style:family="text">
      <style:text-properties fo:color="#38761d"/>
    </style:style>
    <style:style style:name="T51_15" style:family="text">
      <style:text-properties fo:color="#38761d"/>
    </style:style>
    <style:style style:name="T51_16" style:family="text">
      <style:text-properties fo:color="#38761d"/>
    </style:style>
    <style:style style:name="T51_17" style:family="text">
      <style:text-properties fo:color="#38761d"/>
    </style:style>
    <style:style style:name="T51_18" style:family="text">
      <style:text-properties fo:color="#38761d"/>
    </style:style>
    <style:style style:name="T51_19" style:family="text">
      <style:text-properties fo:color="#38761d"/>
    </style:style>
    <style:style style:name="T51_20" style:family="text">
      <style:text-properties fo:color="#38761d"/>
    </style:style>
    <style:style style:name="T51_21" style:family="text">
      <style:text-properties fo:color="#38761d"/>
    </style:style>
    <style:style style:name="T51_22" style:family="text">
      <style:text-properties fo:color="#38761d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color="#38761d"/>
    </style:style>
    <style:style style:name="T52_2" style:family="text">
      <style:text-properties fo:color="#38761d"/>
    </style:style>
    <style:style style:name="T52_3" style:family="text">
      <style:text-properties fo:color="#38761d"/>
    </style:style>
    <style:style style:name="T52_4" style:family="text">
      <style:text-properties fo:color="#38761d"/>
    </style:style>
    <style:style style:name="T52_5" style:family="text">
      <style:text-properties fo:color="#38761d"/>
    </style:style>
    <style:style style:name="T52_6" style:family="text">
      <style:text-properties fo:color="#38761d"/>
    </style:style>
    <style:style style:name="T52_7" style:family="text">
      <style:text-properties fo:color="#38761d"/>
    </style:style>
    <style:style style:name="T52_8" style:family="text">
      <style:text-properties fo:color="#38761d"/>
    </style:style>
    <style:style style:name="T52_9" style:family="text">
      <style:text-properties fo:color="#38761d"/>
    </style:style>
    <style:style style:name="T52_10" style:family="text">
      <style:text-properties fo:color="#38761d"/>
    </style:style>
    <style:style style:name="T52_11" style:family="text">
      <style:text-properties fo:color="#38761d"/>
    </style:style>
    <style:style style:name="T52_12" style:family="text">
      <style:text-properties fo:color="#38761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color="#38761d"/>
    </style:style>
    <style:style style:name="T53_2" style:family="text">
      <style:text-properties fo:color="#38761d"/>
    </style:style>
    <style:style style:name="T53_3" style:family="text">
      <style:text-properties fo:color="#38761d"/>
    </style:style>
    <style:style style:name="T53_4" style:family="text">
      <style:text-properties fo:color="#38761d"/>
    </style:style>
    <style:style style:name="T53_5" style:family="text">
      <style:text-properties fo:color="#38761d"/>
    </style:style>
    <style:style style:name="T53_6" style:family="text">
      <style:text-properties fo:color="#38761d"/>
    </style:style>
    <style:style style:name="T53_7" style:family="text">
      <style:text-properties fo:color="#38761d"/>
    </style:style>
    <style:style style:name="T53_8" style:family="text">
      <style:text-properties fo:color="#38761d"/>
    </style:style>
    <style:style style:name="T53_9" style:family="text">
      <style:text-properties fo:color="#38761d"/>
    </style:style>
    <style:style style:name="T53_10" style:family="text">
      <style:text-properties fo:color="#38761d"/>
    </style:style>
    <style:style style:name="T53_11" style:family="text">
      <style:text-properties fo:color="#38761d"/>
    </style:style>
    <style:style style:name="T53_12" style:family="text">
      <style:text-properties fo:color="#38761d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color="#990000"/>
    </style:style>
    <style:style style:name="T54_2" style:family="text">
      <style:text-properties fo:color="#990000"/>
    </style:style>
    <style:style style:name="T54_3" style:family="text">
      <style:text-properties fo:color="#990000"/>
    </style:style>
    <style:style style:name="T54_4" style:family="text">
      <style:text-properties fo:color="#990000"/>
    </style:style>
    <style:style style:name="T54_5" style:family="text">
      <style:text-properties fo:color="#990000"/>
    </style:style>
    <style:style style:name="T54_6" style:family="text">
      <style:text-properties fo:color="#990000"/>
    </style:style>
    <style:style style:name="T54_7" style:family="text">
      <style:text-properties fo:color="#990000"/>
    </style:style>
    <style:style style:name="T54_8" style:family="text">
      <style:text-properties fo:color="#990000"/>
    </style:style>
    <style:style style:name="T54_9" style:family="text">
      <style:text-properties fo:color="#990000"/>
    </style:style>
    <style:style style:name="T54_10" style:family="text">
      <style:text-properties fo:color="#990000"/>
    </style:style>
    <style:style style:name="T54_11" style:family="text">
      <style:text-properties fo:color="#990000"/>
    </style:style>
    <style:style style:name="T54_12" style:family="text">
      <style:text-properties fo:color="#990000"/>
    </style:style>
    <style:style style:name="T54_13" style:family="text">
      <style:text-properties fo:color="#990000"/>
    </style:style>
    <style:style style:name="T54_14" style:family="text">
      <style:text-properties fo:color="#990000"/>
    </style:style>
    <style:style style:name="T54_15" style:family="text">
      <style:text-properties fo:color="#990000"/>
    </style:style>
    <style:style style:name="T54_16" style:family="text">
      <style:text-properties fo:color="#990000"/>
    </style:style>
    <style:style style:name="T54_17" style:family="text">
      <style:text-properties fo:color="#990000"/>
    </style:style>
    <style:style style:name="T54_18" style:family="text">
      <style:text-properties fo:color="#990000"/>
    </style:style>
    <style:style style:name="T54_19" style:family="text">
      <style:text-properties fo:color="#990000"/>
    </style:style>
    <style:style style:name="T54_20" style:family="text">
      <style:text-properties fo:color="#990000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color="#38761d"/>
    </style:style>
    <style:style style:name="T55_2" style:family="text">
      <style:text-properties fo:color="#38761d"/>
    </style:style>
    <style:style style:name="T55_3" style:family="text">
      <style:text-properties fo:color="#38761d"/>
    </style:style>
    <style:style style:name="T55_4" style:family="text">
      <style:text-properties fo:color="#38761d"/>
    </style:style>
    <style:style style:name="T55_5" style:family="text">
      <style:text-properties fo:color="#38761d"/>
    </style:style>
    <style:style style:name="T55_6" style:family="text">
      <style:text-properties fo:color="#38761d"/>
    </style:style>
    <style:style style:name="T55_7" style:family="text">
      <style:text-properties fo:color="#38761d"/>
    </style:style>
    <style:style style:name="T55_8" style:family="text">
      <style:text-properties fo:color="#38761d"/>
    </style:style>
    <style:style style:name="T55_9" style:family="text">
      <style:text-properties fo:color="#38761d"/>
    </style:style>
    <style:style style:name="T55_10" style:family="text">
      <style:text-properties fo:color="#38761d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>
      <style:text-properties fo:color="#38761d"/>
    </style:style>
    <style:style style:name="T56_2" style:family="text">
      <style:text-properties fo:color="#38761d"/>
    </style:style>
    <style:style style:name="T56_3" style:family="text">
      <style:text-properties fo:color="#38761d"/>
    </style:style>
    <style:style style:name="T56_4" style:family="text">
      <style:text-properties fo:color="#38761d"/>
    </style:style>
    <style:style style:name="T56_5" style:family="text">
      <style:text-properties fo:color="#38761d"/>
    </style:style>
    <style:style style:name="T56_6" style:family="text">
      <style:text-properties fo:color="#38761d"/>
    </style:style>
    <style:style style:name="T56_7" style:family="text">
      <style:text-properties fo:color="#38761d"/>
    </style:style>
    <style:style style:name="T56_8" style:family="text">
      <style:text-properties fo:color="#38761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color="#38761d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color="#bf9000"/>
    </style:style>
    <style:style style:name="T76_2" style:family="text">
      <style:text-properties fo:color="#bf9000"/>
    </style:style>
    <style:style style:name="T76_3" style:family="text">
      <style:text-properties fo:color="#bf9000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color="#990000"/>
    </style:style>
    <style:style style:name="T77_2" style:family="text">
      <style:text-properties fo:color="#990000"/>
    </style:style>
    <style:style style:name="T77_3" style:family="text">
      <style:text-properties fo:color="#990000"/>
    </style:style>
    <style:style style:name="T77_4" style:family="text">
      <style:text-properties fo:color="#990000"/>
    </style:style>
    <style:style style:name="T77_5" style:family="text">
      <style:text-properties fo:color="#990000"/>
    </style:style>
    <style:style style:name="T77_6" style:family="text">
      <style:text-properties fo:color="#990000"/>
    </style:style>
    <style:style style:name="T77_7" style:family="text">
      <style:text-properties fo:color="#990000"/>
    </style:style>
    <style:style style:name="T77_8" style:family="text">
      <style:text-properties fo:color="#990000"/>
    </style:style>
    <style:style style:name="T77_9" style:family="text">
      <style:text-properties fo:color="#990000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</office:automatic-styles>
  <office:body>
    <office:text>
      <text:p text:style-name="P1"><text:span text:style-name="T1_1">Memory</text:span><text:span text:style-name="T1_2"><text:s/></text:span><text:span text:style-name="T1_3">management</text:span><text:span text:style-name="T1_4">:</text:span></text:p>
      <text:list text:style-name="LS1" xml:id="list0">
        <text:list-item>
          <text:p text:style-name="P2"><text:span text:style-name="T2_1">void</text:span><text:span text:style-name="T2_2"><text:s/>*</text:span><text:span text:style-name="T2_3">bt</text:span><text:span text:style-name="T2_4">_</text:span><text:span text:style-name="T2_5">alloc</text:span><text:span text:style-name="T2_6">_</text:span><text:span text:style-name="T2_7">pages</text:span><text:span text:style-name="T2_8">(</text:span><text:span text:style-name="T2_9">size</text:span><text:span text:style-name="T2_10">_</text:span><text:span text:style-name="T2_11">t</text:span><text:span text:style-name="T2_12"><text:s/></text:span><text:span text:style-name="T2_13">pages</text:span><text:span text:style-name="T2_14">);</text:span></text:p>
        </text:list-item>
        <text:list-item>
          <text:p text:style-name="P3"><text:span text:style-name="T3_1">void</text:span><text:span text:style-name="T3_2"><text:s/></text:span><text:span text:style-name="T3_3">bt</text:span><text:span text:style-name="T3_4">_</text:span><text:span text:style-name="T3_5">free</text:span><text:span text:style-name="T3_6">_</text:span><text:span text:style-name="T3_7">pages</text:span><text:span text:style-name="T3_8">(</text:span><text:span text:style-name="T3_9">void</text:span><text:span text:style-name="T3_10"><text:s/>*</text:span><text:span text:style-name="T3_11">address</text:span><text:span text:style-name="T3_12">,<text:s/></text:span><text:span text:style-name="T3_13">size</text:span><text:span text:style-name="T3_14">_</text:span><text:span text:style-name="T3_15">t</text:span><text:span text:style-name="T3_16"><text:s/></text:span><text:span text:style-name="T3_17">pages</text:span><text:span text:style-name="T3_18">);</text:span></text:p>
        </text:list-item>
        <text:list-item>
          <text:p text:style-name="P4"><text:span text:style-name="T4_1">size</text:span><text:span text:style-name="T4_2">_</text:span><text:span text:style-name="T4_3">t</text:span><text:span text:style-name="T4_4"><text:s/></text:span><text:span text:style-name="T4_5">bt</text:span><text:span text:style-name="T4_6">_</text:span><text:span text:style-name="T4_7">get</text:span><text:span text:style-name="T4_8">_</text:span><text:span text:style-name="T4_9">argc</text:span><text:span text:style-name="T4_10">();</text:span></text:p>
        </text:list-item>
        <text:list-item>
          <text:p text:style-name="P5"><text:span text:style-name="T5_1">size</text:span><text:span text:style-name="T5_2">_</text:span><text:span text:style-name="T5_3">t</text:span><text:span text:style-name="T5_4"><text:s/></text:span><text:span text:style-name="T5_5">bt</text:span><text:span text:style-name="T5_6">_</text:span><text:span text:style-name="T5_7">get</text:span><text:span text:style-name="T5_8">_</text:span><text:span text:style-name="T5_9">arg</text:span><text:span text:style-name="T5_10">(</text:span><text:span text:style-name="T5_11">size</text:span><text:span text:style-name="T5_12">_</text:span><text:span text:style-name="T5_13">t</text:span><text:span text:style-name="T5_14"><text:s/></text:span><text:span text:style-name="T5_15">index</text:span><text:span text:style-name="T5_16">,<text:s/></text:span><text:span text:style-name="T5_17">char</text:span><text:span text:style-name="T5_18"><text:s/>*</text:span><text:span text:style-name="T5_19">buf</text:span><text:span text:style-name="T5_20">,<text:s/></text:span><text:span text:style-name="T5_21">size</text:span><text:span text:style-name="T5_22">_</text:span><text:span text:style-name="T5_23">t</text:span><text:span text:style-name="T5_24"><text:s/></text:span><text:span text:style-name="T5_25">size</text:span><text:span text:style-name="T5_26">);</text:span></text:p>
        </text:list-item>
      </text:list>
      <text:p text:style-name="P6"/>
      <text:p text:style-name="P7"><text:span text:style-name="T7_1">Locking</text:span><text:span text:style-name="T7_2">:</text:span></text:p>
      <text:list text:style-name="LS2" xml:id="list4">
        <text:list-item>
          <text:p text:style-name="P8"><text:span text:style-name="T8_1">bt</text:span><text:span text:style-name="T8_2">_</text:span><text:span text:style-name="T8_3">lockhandle</text:span><text:span text:style-name="T8_4"><text:s/></text:span><text:span text:style-name="T8_5">bt</text:span><text:span text:style-name="T8_6">_</text:span><text:span text:style-name="T8_7">create</text:span><text:span text:style-name="T8_8">_</text:span><text:span text:style-name="T8_9">lock</text:span><text:span text:style-name="T8_10">();</text:span></text:p>
        </text:list-item>
        <text:list-item>
          <text:p text:style-name="P9"><text:span text:style-name="T9_1">void</text:span><text:span text:style-name="T9_2"><text:s/></text:span><text:span text:style-name="T9_3">bt</text:span><text:span text:style-name="T9_4">_</text:span><text:span text:style-name="T9_5">lock</text:span><text:span text:style-name="T9_6">(</text:span><text:span text:style-name="T9_7">bt</text:span><text:span text:style-name="T9_8">_</text:span><text:span text:style-name="T9_9">lockhandle</text:span><text:span text:style-name="T9_10"><text:s/></text:span><text:span text:style-name="T9_11">lock</text:span><text:span text:style-name="T9_12">);</text:span></text:p>
        </text:list-item>
        <text:list-item>
          <text:p text:style-name="P10"><text:span text:style-name="T10_1">bool</text:span><text:span text:style-name="T10_2"><text:s/></text:span><text:span text:style-name="T10_3">bt</text:span><text:span text:style-name="T10_4">_</text:span><text:span text:style-name="T10_5">try</text:span><text:span text:style-name="T10_6">_</text:span><text:span text:style-name="T10_7">lock</text:span><text:span text:style-name="T10_8">(</text:span><text:span text:style-name="T10_9">bt</text:span><text:span text:style-name="T10_10">_</text:span><text:span text:style-name="T10_11">lockhandle</text:span><text:span text:style-name="T10_12"><text:s/></text:span><text:span text:style-name="T10_13">lock</text:span><text:span text:style-name="T10_14">);</text:span></text:p>
        </text:list-item>
        <text:list-item>
          <text:p text:style-name="P11"><text:span text:style-name="T11_1">void</text:span><text:span text:style-name="T11_2"><text:s/></text:span><text:span text:style-name="T11_3">bt</text:span><text:span text:style-name="T11_4">_</text:span><text:span text:style-name="T11_5">unlock</text:span><text:span text:style-name="T11_6">(</text:span><text:span text:style-name="T11_7">bt</text:span><text:span text:style-name="T11_8">_</text:span><text:span text:style-name="T11_9">lockhandle</text:span><text:span text:style-name="T11_10"><text:s/></text:span><text:span text:style-name="T11_11">lock</text:span><text:span text:style-name="T11_12">);</text:span></text:p>
        </text:list-item>
        <text:list-item>
          <text:p text:style-name="P12"><text:span text:style-name="T12_1">void</text:span><text:span text:style-name="T12_2"><text:s/></text:span><text:span text:style-name="T12_3">bt</text:span><text:span text:style-name="T12_4">_</text:span><text:span text:style-name="T12_5">destroy</text:span><text:span text:style-name="T12_6">_</text:span><text:span text:style-name="T12_7">lock</text:span><text:span text:style-name="T12_8">(</text:span><text:span text:style-name="T12_9">bt</text:span><text:span text:style-name="T12_10">_</text:span><text:span text:style-name="T12_11">lockhandle</text:span><text:span text:style-name="T12_12"><text:s/></text:span><text:span text:style-name="T12_13">lock</text:span><text:span text:style-name="T12_14">);</text:span></text:p>
        </text:list-item>
      </text:list>
      <text:p text:style-name="P13"/>
      <text:p text:style-name="P14"><text:span text:style-name="T14_1">Threading</text:span><text:span text:style-name="T14_2">:</text:span></text:p>
      <text:list text:style-name="LS3" xml:id="list9">
        <text:list-item>
          <text:p text:style-name="P15"><text:span text:style-name="T15_1">bt</text:span><text:span text:style-name="T15_2">_</text:span><text:span text:style-name="T15_3">threadhandle</text:span><text:span text:style-name="T15_4"><text:s/></text:span><text:span text:style-name="T15_5">bt</text:span><text:span text:style-name="T15_6">_</text:span><text:span text:style-name="T15_7">new</text:span><text:span text:style-name="T15_8">_</text:span><text:span text:style-name="T15_9">thread</text:span><text:span text:style-name="T15_10">(</text:span><text:span text:style-name="T15_11">void</text:span><text:span text:style-name="T15_12"><text:s/>(*</text:span><text:span text:style-name="T15_13">fn</text:span><text:span text:style-name="T15_14">)(),<text:s/></text:span><text:span text:style-name="T15_15">void</text:span><text:span text:style-name="T15_16"><text:s/>*</text:span><text:span text:style-name="T15_17">param</text:span><text:span text:style-name="T15_18">);</text:span></text:p>
        </text:list-item>
        <text:list-item>
          <text:p text:style-name="P16"><text:span text:style-name="T16_1">void</text:span><text:span text:style-name="T16_2"><text:s/></text:span><text:span text:style-name="T16_3">bt</text:span><text:span text:style-name="T16_4">_</text:span><text:span text:style-name="T16_5">wait</text:span><text:span text:style-name="T16_6">_</text:span><text:span text:style-name="T16_7">thread</text:span><text:span text:style-name="T16_8">(</text:span><text:span text:style-name="T16_9">bt</text:span><text:span text:style-name="T16_10">_</text:span><text:span text:style-name="T16_11">threadhandle</text:span><text:span text:style-name="T16_12"><text:s/></text:span><text:span text:style-name="T16_13">thread</text:span><text:span text:style-name="T16_14">);</text:span></text:p>
        </text:list-item>
        <text:list-item>
          <text:p text:style-name="P17"><text:span text:style-name="T17_1">int</text:span><text:span text:style-name="T17_2"><text:s/></text:span><text:span text:style-name="T17_3">bt</text:span><text:span text:style-name="T17_4">_</text:span><text:span text:style-name="T17_5">thread</text:span><text:span text:style-name="T17_6">_</text:span><text:span text:style-name="T17_7">status</text:span><text:span text:style-name="T17_8">(</text:span><text:span text:style-name="T17_9">bt</text:span><text:span text:style-name="T17_10">_</text:span><text:span text:style-name="T17_11">threadhandle</text:span><text:span text:style-name="T17_12"><text:s/></text:span><text:span text:style-name="T17_13">thread</text:span><text:span text:style-name="T17_14">);</text:span></text:p>
        </text:list-item>
        <text:list-item>
          <text:p text:style-name="P18"><text:span text:style-name="T18_1">void</text:span><text:span text:style-name="T18_2"><text:s/></text:span><text:span text:style-name="T18_3">bt</text:span><text:span text:style-name="T18_4">_</text:span><text:span text:style-name="T18_5">block</text:span><text:span text:style-name="T18_6">_</text:span><text:span text:style-name="T18_7">thread</text:span><text:span text:style-name="T18_8">(</text:span><text:span text:style-name="T18_9">bt</text:span><text:span text:style-name="T18_10">_</text:span><text:span text:style-name="T18_11">threadhandle</text:span><text:span text:style-name="T18_12"><text:s/></text:span><text:span text:style-name="T18_13">thread</text:span><text:span text:style-name="T18_14">);</text:span></text:p>
        </text:list-item>
        <text:list-item>
          <text:p text:style-name="P19"><text:span text:style-name="T19_1">void</text:span><text:span text:style-name="T19_2"><text:s/></text:span><text:span text:style-name="T19_3">bt</text:span><text:span text:style-name="T19_4">_</text:span><text:span text:style-name="T19_5">unblock</text:span><text:span text:style-name="T19_6">_</text:span><text:span text:style-name="T19_7">thread</text:span><text:span text:style-name="T19_8">(</text:span><text:span text:style-name="T19_9">bt</text:span><text:span text:style-name="T19_10">_</text:span><text:span text:style-name="T19_11">threadhandle</text:span><text:span text:style-name="T19_12"><text:s/></text:span><text:span text:style-name="T19_13">thread</text:span><text:span text:style-name="T19_14">);</text:span></text:p>
        </text:list-item>
        <text:list-item>
          <text:p text:style-name="P20"><text:span text:style-name="T20_1">bt</text:span><text:span text:style-name="T20_2">_</text:span><text:span text:style-name="T20_3">threadhandle</text:span><text:span text:style-name="T20_4"><text:s/></text:span><text:span text:style-name="T20_5">bt</text:span><text:span text:style-name="T20_6">_</text:span><text:span text:style-name="T20_7">get</text:span><text:span text:style-name="T20_8">_</text:span><text:span text:style-name="T20_9">thread</text:span><text:span text:style-name="T20_10">();</text:span></text:p>
        </text:list-item>
        <text:list-item>
          <text:p text:style-name="P21"><text:span text:style-name="T21_1">void</text:span><text:span text:style-name="T21_2"><text:s/></text:span><text:span text:style-name="T21_3">bt</text:span><text:span text:style-name="T21_4">_</text:span><text:span text:style-name="T21_5">end</text:span><text:span text:style-name="T21_6">_</text:span><text:span text:style-name="T21_7">thread</text:span><text:span text:style-name="T21_8">(</text:span><text:span text:style-name="T21_9">bt</text:span><text:span text:style-name="T21_10">_</text:span><text:span text:style-name="T21_11">threadhandle</text:span><text:span text:style-name="T21_12"><text:s/></text:span><text:span text:style-name="T21_13">thread</text:span><text:span text:style-name="T21_14">);</text:span></text:p>
        </text:list-item>
        <text:list-item>
          <text:p text:style-name="P22"><text:span text:style-name="T22_1">void</text:span><text:span text:style-name="T22_2"><text:s/></text:span><text:span text:style-name="T22_3">bt</text:span><text:span text:style-name="T22_4">_</text:span><text:span text:style-name="T22_5">yield</text:span><text:span text:style-name="T22_6">();</text:span></text:p>
        </text:list-item>
        <text:list-item>
          <text:p text:style-name="P23"><text:span text:style-name="T23_1">int</text:span><text:span text:style-name="T23_2"><text:s/></text:span><text:span text:style-name="T23_3">bt</text:span><text:span text:style-name="T23_4">_</text:span><text:span text:style-name="T23_5">thread</text:span><text:span text:style-name="T23_6">_</text:span><text:span text:style-name="T23_7">prioritize</text:span><text:span text:style-name="T23_8">(</text:span><text:span text:style-name="T23_9">bt</text:span><text:span text:style-name="T23_10">_</text:span><text:span text:style-name="T23_11">threadhandle</text:span><text:span text:style-name="T23_12"><text:s/></text:span><text:span text:style-name="T23_13">thread</text:span><text:span text:style-name="T23_14">,<text:s/></text:span><text:span text:style-name="T23_15">int</text:span><text:span text:style-name="T23_16"><text:s/></text:span><text:span text:style-name="T23_17">priority</text:span><text:span text:style-name="T23_18">);</text:span></text:p>
        </text:list-item>
      </text:list>
      <text:p text:style-name="P24"/>
      <text:p text:style-name="P25"><text:span text:style-name="T25_1">FS</text:span><text:span text:style-name="T25_2"><text:s/></text:span><text:span text:style-name="T25_3">Management</text:span><text:span text:style-name="T25_4">:</text:span></text:p>
      <text:list text:style-name="LS4" xml:id="list18">
        <text:list-item>
          <text:p text:style-name="P26"><text:span text:style-name="T26_1">bool</text:span><text:span text:style-name="T26_2"><text:s/></text:span><text:span text:style-name="T26_3">bt</text:span><text:span text:style-name="T26_4">_</text:span><text:span text:style-name="T26_5">mount</text:span><text:span text:style-name="T26_6">(</text:span><text:span text:style-name="T26_7">char</text:span><text:span text:style-name="T26_8"><text:s/>*</text:span><text:span text:style-name="T26_9">mountpoint</text:span><text:span text:style-name="T26_10">,<text:s/></text:span><text:span text:style-name="T26_11">char</text:span><text:span text:style-name="T26_12"><text:s/>*</text:span><text:span text:style-name="T26_13">device</text:span><text:span text:style-name="T26_14">,<text:s/></text:span><text:span text:style-name="T26_15">char</text:span><text:span text:style-name="T26_16"><text:s/>*</text:span><text:span text:style-name="T26_17">filesystem</text:span><text:span text:style-name="T26_18">);</text:span></text:p>
        </text:list-item>
        <text:list-item>
          <text:p text:style-name="P27"><text:span text:style-name="T27_1">bool</text:span><text:span text:style-name="T27_2"><text:s/></text:span><text:span text:style-name="T27_3">bt</text:span><text:span text:style-name="T27_4">_</text:span><text:span text:style-name="T27_5">unmount</text:span><text:span text:style-name="T27_6">(</text:span><text:span text:style-name="T27_7">char</text:span><text:span text:style-name="T27_8"><text:s/>*</text:span><text:span text:style-name="T27_9">mountpoint</text:span><text:span text:style-name="T27_10">);</text:span></text:p>
        </text:list-item>
      </text:list>
      <text:p text:style-name="P28"/>
      <text:p text:style-name="P29"><text:span text:style-name="T29_1">File</text:span><text:span text:style-name="T29_2"><text:s/></text:span><text:span text:style-name="T29_3">operations</text:span><text:span text:style-name="T29_4">:</text:span></text:p>
      <text:list text:style-name="LS5" xml:id="list20">
        <text:list-item>
          <text:p text:style-name="P30"><text:span text:style-name="T30_1">bt</text:span><text:span text:style-name="T30_2">_</text:span><text:span text:style-name="T30_3">filehandle</text:span><text:span text:style-name="T30_4"><text:s/></text:span><text:span text:style-name="T30_5">bt</text:span><text:span text:style-name="T30_6">_</text:span><text:span text:style-name="T30_7">fopen</text:span><text:span text:style-name="T30_8">(</text:span><text:span text:style-name="T30_9">char</text:span><text:span text:style-name="T30_10"><text:s/>*</text:span><text:span text:style-name="T30_11">path</text:span><text:span text:style-name="T30_12">,<text:s/></text:span><text:span text:style-name="T30_13">uint</text:span><text:span text:style-name="T30_14">32_</text:span><text:span text:style-name="T30_15">t</text:span><text:span text:style-name="T30_16"><text:s/></text:span><text:span text:style-name="T30_17">flags</text:span><text:span text:style-name="T30_18">);</text:span></text:p>
        </text:list-item>
        <text:list-item>
          <text:p text:style-name="P31"><text:span text:style-name="T31_1">bool</text:span><text:span text:style-name="T31_2"><text:s/></text:span><text:span text:style-name="T31_3">bt</text:span><text:span text:style-name="T31_4">_</text:span><text:span text:style-name="T31_5">fclose</text:span><text:span text:style-name="T31_6">(</text:span><text:span text:style-name="T31_7">bt</text:span><text:span text:style-name="T31_8">_</text:span><text:span text:style-name="T31_9">filehandle</text:span><text:span text:style-name="T31_10"><text:s/></text:span><text:span text:style-name="T31_11">file</text:span><text:span text:style-name="T31_12">);</text:span></text:p>
        </text:list-item>
        <text:list-item>
          <text:p text:style-name="P32"><text:span text:style-name="T32_1">size</text:span><text:span text:style-name="T32_2">_</text:span><text:span text:style-name="T32_3">t</text:span><text:span text:style-name="T32_4"><text:s/></text:span><text:span text:style-name="T32_5">bt</text:span><text:span text:style-name="T32_6">_</text:span><text:span text:style-name="T32_7">fwrite</text:span><text:span text:style-name="T32_8">(</text:span><text:span text:style-name="T32_9">bt</text:span><text:span text:style-name="T32_10">_</text:span><text:span text:style-name="T32_11">filehandle</text:span><text:span text:style-name="T32_12"><text:s/></text:span><text:span text:style-name="T32_13">file</text:span><text:span text:style-name="T32_14">,<text:s/></text:span><text:span text:style-name="T32_15">size</text:span><text:span text:style-name="T32_16">_</text:span><text:span text:style-name="T32_17">t</text:span><text:span text:style-name="T32_18"><text:s/></text:span><text:span text:style-name="T32_19">bytes</text:span><text:span text:style-name="T32_20">,<text:s/></text:span><text:span text:style-name="T32_21">char</text:span><text:span text:style-name="T32_22"><text:s/>*</text:span><text:span text:style-name="T32_23">buffer</text:span><text:span text:style-name="T32_24">);</text:span></text:p>
        </text:list-item>
        <text:list-item>
          <text:p text:style-name="P33"><text:span text:style-name="T33_1">size</text:span><text:span text:style-name="T33_2">_</text:span><text:span text:style-name="T33_3">t</text:span><text:span text:style-name="T33_4"><text:s/></text:span><text:span text:style-name="T33_5">bt</text:span><text:span text:style-name="T33_6">_</text:span><text:span text:style-name="T33_7">fread</text:span><text:span text:style-name="T33_8">(</text:span><text:span text:style-name="T33_9">bt</text:span><text:span text:style-name="T33_10">_</text:span><text:span text:style-name="T33_11">filehandle</text:span><text:span text:style-name="T33_12"><text:s/></text:span><text:span text:style-name="T33_13">file</text:span><text:span text:style-name="T33_14">,<text:s/></text:span><text:span text:style-name="T33_15">size</text:span><text:span text:style-name="T33_16">_</text:span><text:span text:style-name="T33_17">t</text:span><text:span text:style-name="T33_18"><text:s/></text:span><text:span text:style-name="T33_19">bytes</text:span><text:span text:style-name="T33_20">,<text:s/></text:span><text:span text:style-name="T33_21">char</text:span><text:span text:style-name="T33_22"><text:s/>*</text:span><text:span text:style-name="T33_23">buffer</text:span><text:span text:style-name="T33_24">);</text:span></text:p>
        </text:list-item>
        <text:list-item>
          <text:p text:style-name="P34"><text:span text:style-name="T34_1">size</text:span><text:span text:style-name="T34_2">_</text:span><text:span text:style-name="T34_3">t</text:span><text:span text:style-name="T34_4"><text:s/></text:span><text:span text:style-name="T34_5">bt</text:span><text:span text:style-name="T34_6">_</text:span><text:span text:style-name="T34_7">fioctl</text:span><text:span text:style-name="T34_8">(</text:span><text:span text:style-name="T34_9">bt</text:span><text:span text:style-name="T34_10">_</text:span><text:span text:style-name="T34_11">filehandle</text:span><text:span text:style-name="T34_12"><text:s/></text:span><text:span text:style-name="T34_13">file</text:span><text:span text:style-name="T34_14">,<text:s/></text:span><text:span text:style-name="T34_15">int</text:span><text:span text:style-name="T34_16"><text:s/></text:span><text:span text:style-name="T34_17">function</text:span><text:span text:style-name="T34_18">,<text:s/></text:span><text:span text:style-name="T34_19">size</text:span><text:span text:style-name="T34_20">_</text:span><text:span text:style-name="T34_21">t</text:span><text:span text:style-name="T34_22"><text:s/></text:span><text:span text:style-name="T34_23">bytes</text:span><text:span text:style-name="T34_24">,<text:s/></text:span><text:span text:style-name="T34_25">char</text:span><text:span text:style-name="T34_26"><text:s/>*</text:span><text:span text:style-name="T34_27">buffer</text:span><text:span text:style-name="T34_28">);</text:span></text:p>
        </text:list-item>
        <text:list-item>
          <text:p text:style-name="P35"><text:span text:style-name="T35_1">size</text:span><text:span text:style-name="T35_2">_</text:span><text:span text:style-name="T35_3">t</text:span><text:span text:style-name="T35_4"><text:s/></text:span><text:span text:style-name="T35_5">bt</text:span><text:span text:style-name="T35_6">_</text:span><text:span text:style-name="T35_7">fseek</text:span><text:span text:style-name="T35_8">(</text:span><text:span text:style-name="T35_9">bt</text:span><text:span text:style-name="T35_10">_</text:span><text:span text:style-name="T35_11">filehandle</text:span><text:span text:style-name="T35_12"><text:s/></text:span><text:span text:style-name="T35_13">file</text:span><text:span text:style-name="T35_14">,<text:s/></text:span><text:span text:style-name="T35_15">size</text:span><text:span text:style-name="T35_16">_</text:span><text:span text:style-name="T35_17">t</text:span><text:span text:style-name="T35_18"><text:s/></text:span><text:span text:style-name="T35_19">bytes</text:span><text:span text:style-name="T35_20">,<text:s/></text:span><text:span text:style-name="T35_21">uint</text:span><text:span text:style-name="T35_22">32_</text:span><text:span text:style-name="T35_23">t</text:span><text:span text:style-name="T35_24"><text:s/></text:span><text:span text:style-name="T35_25">flags</text:span><text:span text:style-name="T35_26">);</text:span></text:p>
        </text:list-item>
        <text:list-item>
          <text:p text:style-name="P36"><text:span text:style-name="T36_1">bt</text:span><text:span text:style-name="T36_2">_</text:span><text:span text:style-name="T36_3">dirhandle</text:span><text:span text:style-name="T36_4"><text:s/></text:span><text:span text:style-name="T36_5">bt</text:span><text:span text:style-name="T36_6">_</text:span><text:span text:style-name="T36_7">dopen</text:span><text:span text:style-name="T36_8">(</text:span><text:span text:style-name="T36_9">char</text:span><text:span text:style-name="T36_10"><text:s/>*</text:span><text:span text:style-name="T36_11">path</text:span><text:span text:style-name="T36_12">,<text:s/></text:span><text:span text:style-name="T36_13">uint</text:span><text:span text:style-name="T36_14">32_</text:span><text:span text:style-name="T36_15">t</text:span><text:span text:style-name="T36_16"><text:s/></text:span><text:span text:style-name="T36_17">flags</text:span><text:span text:style-name="T36_18">);</text:span></text:p>
        </text:list-item>
        <text:list-item>
          <text:p text:style-name="P37"><text:span text:style-name="T37_1">bool</text:span><text:span text:style-name="T37_2"><text:s/></text:span><text:span text:style-name="T37_3">bt</text:span><text:span text:style-name="T37_4">_</text:span><text:span text:style-name="T37_5">dclose</text:span><text:span text:style-name="T37_6">(</text:span><text:span text:style-name="T37_7">bt</text:span><text:span text:style-name="T37_8">_</text:span><text:span text:style-name="T37_9">dirhandle</text:span><text:span text:style-name="T37_10"><text:s/></text:span><text:span text:style-name="T37_11">dir</text:span><text:span text:style-name="T37_12">);</text:span></text:p>
        </text:list-item>
        <text:list-item>
          <text:p text:style-name="P38"><text:span text:style-name="T38_1">bool</text:span><text:span text:style-name="T38_2"><text:s/></text:span><text:span text:style-name="T38_3">bt</text:span><text:span text:style-name="T38_4">_</text:span><text:span text:style-name="T38_5">dwrite</text:span><text:span text:style-name="T38_6">(</text:span><text:span text:style-name="T38_7">bt</text:span><text:span text:style-name="T38_8">_</text:span><text:span text:style-name="T38_9">dirhandle</text:span><text:span text:style-name="T38_10"><text:s/></text:span><text:span text:style-name="T38_11">dir</text:span><text:span text:style-name="T38_12">,<text:s/></text:span><text:span text:style-name="T38_13">bt</text:span><text:span text:style-name="T38_14">_</text:span><text:span text:style-name="T38_15">directory</text:span><text:span text:style-name="T38_16">_</text:span><text:span text:style-name="T38_17">entry</text:span><text:span text:style-name="T38_18"><text:s/></text:span><text:span text:style-name="T38_19">entry</text:span><text:span text:style-name="T38_20">);</text:span></text:p>
        </text:list-item>
        <text:list-item>
          <text:p text:style-name="P39"><text:span text:style-name="T39_1">bt</text:span><text:span text:style-name="T39_2">_</text:span><text:span text:style-name="T39_3">directory</text:span><text:span text:style-name="T39_4">_</text:span><text:span text:style-name="T39_5">entry</text:span><text:span text:style-name="T39_6"><text:s/></text:span><text:span text:style-name="T39_7">bt</text:span><text:span text:style-name="T39_8">_</text:span><text:span text:style-name="T39_9">dread</text:span><text:span text:style-name="T39_10">(</text:span><text:span text:style-name="T39_11">bt</text:span><text:span text:style-name="T39_12">_</text:span><text:span text:style-name="T39_13">dirhandle</text:span><text:span text:style-name="T39_14"><text:s/></text:span><text:span text:style-name="T39_15">dir</text:span><text:span text:style-name="T39_16">);</text:span></text:p>
        </text:list-item>
        <text:list-item>
          <text:p text:style-name="P40"><text:span text:style-name="T40_1">size</text:span><text:span text:style-name="T40_2">_</text:span><text:span text:style-name="T40_3">t</text:span><text:span text:style-name="T40_4"><text:s/></text:span><text:span text:style-name="T40_5">bt</text:span><text:span text:style-name="T40_6">_</text:span><text:span text:style-name="T40_7">dseek</text:span><text:span text:style-name="T40_8">(</text:span><text:span text:style-name="T40_9">bt</text:span><text:span text:style-name="T40_10">_</text:span><text:span text:style-name="T40_11">dirhandle</text:span><text:span text:style-name="T40_12"><text:s/></text:span><text:span text:style-name="T40_13">dir</text:span><text:span text:style-name="T40_14">,<text:s/></text:span><text:span text:style-name="T40_15">size</text:span><text:span text:style-name="T40_16">_</text:span><text:span text:style-name="T40_17">t</text:span><text:span text:style-name="T40_18"><text:s/></text:span><text:span text:style-name="T40_19">bytes</text:span><text:span text:style-name="T40_20">,<text:s/></text:span><text:span text:style-name="T40_21">uint</text:span><text:span text:style-name="T40_22">32_</text:span><text:span text:style-name="T40_23">t</text:span><text:span text:style-name="T40_24"><text:s/></text:span><text:span text:style-name="T40_25">flags</text:span><text:span text:style-name="T40_26">);</text:span></text:p>
        </text:list-item>
        <text:list-item>
          <text:p text:style-name="P41"><text:span text:style-name="T41_1">bt</text:span><text:span text:style-name="T41_2">_</text:span><text:span text:style-name="T41_3">directory</text:span><text:span text:style-name="T41_4">_</text:span><text:span text:style-name="T41_5">entry</text:span><text:span text:style-name="T41_6"><text:s/></text:span><text:span text:style-name="T41_7">bt</text:span><text:span text:style-name="T41_8">_</text:span><text:span text:style-name="T41_9">stat</text:span><text:span text:style-name="T41_10">(</text:span><text:span text:style-name="T41_11">char</text:span><text:span text:style-name="T41_12"><text:s/>*</text:span><text:span text:style-name="T41_13">path</text:span><text:span text:style-name="T41_14">);</text:span></text:p>
        </text:list-item>
      </text:list>
      <text:p text:style-name="P42"/>
      <text:p text:style-name="P43"><text:span text:style-name="T43_1">Module</text:span><text:span text:style-name="T43_2"><text:s/></text:span><text:span text:style-name="T43_3">operations</text:span><text:span text:style-name="T43_4">:</text:span></text:p>
      <text:list text:style-name="LS6" xml:id="list32">
        <text:list-item>
          <text:p text:style-name="P44"><text:span text:style-name="T44_1">bool</text:span><text:span text:style-name="T44_2"><text:s/></text:span><text:span text:style-name="T44_3">bt</text:span><text:span text:style-name="T44_4">_</text:span><text:span text:style-name="T44_5">load</text:span><text:span text:style-name="T44_6">_</text:span><text:span text:style-name="T44_7">module</text:span><text:span text:style-name="T44_8">(</text:span><text:span text:style-name="T44_9">char</text:span><text:span text:style-name="T44_10"><text:s/>*</text:span><text:span text:style-name="T44_11">path</text:span><text:span text:style-name="T44_12">,<text:s/></text:span><text:span text:style-name="T44_13">char</text:span><text:span text:style-name="T44_14"><text:s/>*</text:span><text:span text:style-name="T44_15">params</text:span><text:span text:style-name="T44_16">);</text:span></text:p>
        </text:list-item>
      </text:list>
      <text:p text:style-name="P45"/>
      <text:p text:style-name="P46"><text:span text:style-name="T46_1">Environment</text:span><text:span text:style-name="T46_2"><text:s/></text:span><text:span text:style-name="T46_3">operations</text:span><text:span text:style-name="T46_4">:</text:span></text:p>
      <text:list text:style-name="LS7" xml:id="list33">
        <text:list-item>
          <text:p text:style-name="P47"><text:span text:style-name="T47_1">bool</text:span><text:span text:style-name="T47_2"><text:s/></text:span><text:span text:style-name="T47_3">bt</text:span><text:span text:style-name="T47_4">_</text:span><text:span text:style-name="T47_5">getenv</text:span><text:span text:style-name="T47_6">(</text:span><text:span text:style-name="T47_7">char</text:span><text:span text:style-name="T47_8"><text:s/>*</text:span><text:span text:style-name="T47_9">name</text:span><text:span text:style-name="T47_10">,<text:s/></text:span><text:span text:style-name="T47_11">char</text:span><text:span text:style-name="T47_12"><text:s/>*</text:span><text:span text:style-name="T47_13">buffer</text:span><text:span text:style-name="T47_14">,<text:s/></text:span><text:span text:style-name="T47_15">size</text:span><text:span text:style-name="T47_16">_</text:span><text:span text:style-name="T47_17">t</text:span><text:span text:style-name="T47_18"><text:s/></text:span><text:span text:style-name="T47_19">size</text:span><text:span text:style-name="T47_20">);</text:span></text:p>
        </text:list-item>
        <text:list-item>
          <text:p text:style-name="P48"><text:span text:style-name="T48_1">bool</text:span><text:span text:style-name="T48_2"><text:s/></text:span><text:span text:style-name="T48_3">bt</text:span><text:span text:style-name="T48_4">_</text:span><text:span text:style-name="T48_5">setenv</text:span><text:span text:style-name="T48_6">(</text:span><text:span text:style-name="T48_7">char</text:span><text:span text:style-name="T48_8"><text:s/>*</text:span><text:span text:style-name="T48_9">name</text:span><text:span text:style-name="T48_10">,<text:s/></text:span><text:span text:style-name="T48_11">char</text:span><text:span text:style-name="T48_12"><text:s/>*</text:span><text:span text:style-name="T48_13">value</text:span><text:span text:style-name="T48_14">,<text:s/></text:span><text:span text:style-name="T48_15">uint</text:span><text:span text:style-name="T48_16">32_</text:span><text:span text:style-name="T48_17">t</text:span><text:span text:style-name="T48_18"><text:s/></text:span><text:span text:style-name="T48_19">flags</text:span><text:span text:style-name="T48_20">);</text:span></text:p>
        </text:list-item>
      </text:list>
      <text:p text:style-name="P49"/>
      <text:p text:style-name="P50"><text:span text:style-name="T50_1">Process</text:span><text:span text:style-name="T50_2"><text:s/></text:span><text:span text:style-name="T50_3">management</text:span><text:span text:style-name="T50_4">:</text:span></text:p>
      <text:list text:style-name="LS8" xml:id="list35">
        <text:list-item>
          <text:p text:style-name="P51"><text:span text:style-name="T51_1">bt</text:span><text:span text:style-name="T51_2">_</text:span><text:span text:style-name="T51_3">pid</text:span><text:span text:style-name="T51_4"><text:s/></text:span><text:span text:style-name="T51_5">bt</text:span><text:span text:style-name="T51_6">_</text:span><text:span text:style-name="T51_7">spawn</text:span><text:span text:style-name="T51_8">(</text:span><text:span text:style-name="T51_9">char</text:span><text:span text:style-name="T51_10"><text:s/>*</text:span><text:span text:style-name="T51_11">path</text:span><text:span text:style-name="T51_12">,<text:s/></text:span><text:span text:style-name="T51_13">size</text:span><text:span text:style-name="T51_14">_</text:span><text:span text:style-name="T51_15">t</text:span><text:span text:style-name="T51_16"><text:s/></text:span><text:span text:style-name="T51_17">argc</text:span><text:span text:style-name="T51_18">,<text:s/></text:span><text:span text:style-name="T51_19">char</text:span><text:span text:style-name="T51_20"><text:s/>**</text:span><text:span text:style-name="T51_21">argv</text:span><text:span text:style-name="T51_22">);</text:span></text:p>
        </text:list-item>
        <text:list-item>
          <text:p text:style-name="P52"><text:span text:style-name="T52_1">void</text:span><text:span text:style-name="T52_2"><text:s/></text:span><text:span text:style-name="T52_3">bt</text:span><text:span text:style-name="T52_4">_</text:span><text:span text:style-name="T52_5">wait</text:span><text:span text:style-name="T52_6">(</text:span><text:span text:style-name="T52_7">bt</text:span><text:span text:style-name="T52_8">_</text:span><text:span text:style-name="T52_9">pid</text:span><text:span text:style-name="T52_10"><text:s/></text:span><text:span text:style-name="T52_11">pid</text:span><text:span text:style-name="T52_12">);</text:span></text:p>
        </text:list-item>
        <text:list-item>
          <text:p text:style-name="P53"><text:span text:style-name="T53_1">bool</text:span><text:span text:style-name="T53_2"><text:s/></text:span><text:span text:style-name="T53_3">bt</text:span><text:span text:style-name="T53_4">_</text:span><text:span text:style-name="T53_5">kill</text:span><text:span text:style-name="T53_6">(</text:span><text:span text:style-name="T53_7">bt</text:span><text:span text:style-name="T53_8">_</text:span><text:span text:style-name="T53_9">pid</text:span><text:span text:style-name="T53_10"><text:s/></text:span><text:span text:style-name="T53_11">pid</text:span><text:span text:style-name="T53_12">);</text:span></text:p>
        </text:list-item>
        <text:list-item>
          <text:p text:style-name="P54"><text:span text:style-name="T54_1">bt</text:span><text:span text:style-name="T54_2">_</text:span><text:span text:style-name="T54_3">priority</text:span><text:span text:style-name="T54_4"><text:s/></text:span><text:span text:style-name="T54_5">bt</text:span><text:span text:style-name="T54_6">_</text:span><text:span text:style-name="T54_7">prioritize</text:span><text:span text:style-name="T54_8">(</text:span><text:span text:style-name="T54_9">bt</text:span><text:span text:style-name="T54_10">_</text:span><text:span text:style-name="T54_11">pid</text:span><text:span text:style-name="T54_12"><text:s/></text:span><text:span text:style-name="T54_13">pid</text:span><text:span text:style-name="T54_14">,<text:s/></text:span><text:span text:style-name="T54_15">bt</text:span><text:span text:style-name="T54_16">_</text:span><text:span text:style-name="T54_17">priority</text:span><text:span text:style-name="T54_18"><text:s/></text:span><text:span text:style-name="T54_19">priority</text:span><text:span text:style-name="T54_20">);</text:span></text:p>
        </text:list-item>
        <text:list-item>
          <text:p text:style-name="P55"><text:span text:style-name="T55_1">void</text:span><text:span text:style-name="T55_2"><text:s/></text:span><text:span text:style-name="T55_3">bt</text:span><text:span text:style-name="T55_4">_</text:span><text:span text:style-name="T55_5">exit</text:span><text:span text:style-name="T55_6">(</text:span><text:span text:style-name="T55_7">int</text:span><text:span text:style-name="T55_8"><text:s/></text:span><text:span text:style-name="T55_9">retval</text:span><text:span text:style-name="T55_10">);</text:span></text:p>
        </text:list-item>
        <text:list-item>
          <text:p text:style-name="P56"><text:span text:style-name="T56_1">bt</text:span><text:span text:style-name="T56_2">_</text:span><text:span text:style-name="T56_3">pid</text:span><text:span text:style-name="T56_4"><text:s/></text:span><text:span text:style-name="T56_5">bt</text:span><text:span text:style-name="T56_6">_</text:span><text:span text:style-name="T56_7">getpid</text:span><text:span text:style-name="T56_8">();</text:span></text:p>
        </text:list-item>
      </text:list>
      <text:p text:style-name="P57"/>
      <text:p text:style-name="P58"><text:span text:style-name="T58_1">IPC</text:span><text:span text:style-name="T58_2">:</text:span></text:p>
      <text:list text:style-name="LS9" xml:id="list41">
        <text:list-item>
          <text:p text:style-name="P59"><text:span text:style-name="T59_1">bool</text:span><text:span text:style-name="T59_2"><text:s/></text:span><text:span text:style-name="T59_3">bt</text:span><text:span text:style-name="T59_4">_</text:span><text:span text:style-name="T59_5">send</text:span><text:span text:style-name="T59_6">(</text:span><text:span text:style-name="T59_7">bt</text:span><text:span text:style-name="T59_8">_</text:span><text:span text:style-name="T59_9">pid</text:span><text:span text:style-name="T59_10">,<text:s/></text:span><text:span text:style-name="T59_11">size</text:span><text:span text:style-name="T59_12">_</text:span><text:span text:style-name="T59_13">t</text:span><text:span text:style-name="T59_14"><text:s/></text:span><text:span text:style-name="T59_15">size</text:span><text:span text:style-name="T59_16">,<text:s/></text:span><text:span text:style-name="T59_17">void</text:span><text:span text:style-name="T59_18"><text:s/>*</text:span><text:span text:style-name="T59_19">buffer</text:span><text:span text:style-name="T59_20">);</text:span></text:p>
        </text:list-item>
        <text:list-item>
          <text:p text:style-name="P60"><text:span text:style-name="T60_1">bt</text:span><text:span text:style-name="T60_2">_</text:span><text:span text:style-name="T60_3">message</text:span><text:span text:style-name="T60_4"><text:s/></text:span><text:span text:style-name="T60_5">bt</text:span><text:span text:style-name="T60_6">_</text:span><text:span text:style-name="T60_7">recv</text:span><text:span text:style-name="T60_8">(</text:span><text:span text:style-name="T60_9">uint</text:span><text:span text:style-name="T60_10">32_</text:span><text:span text:style-name="T60_11">t</text:span><text:span text:style-name="T60_12"><text:s/></text:span><text:span text:style-name="T60_13">flags</text:span><text:span text:style-name="T60_14">);</text:span></text:p>
        </text:list-item>
      </text:list>
      <text:p text:style-name="P61"/>
      <text:p text:style-name="P62"><text:span text:style-name="T62_1">Extended</text:span><text:span text:style-name="T62_2"><text:s/></text:span><text:span text:style-name="T62_3">calls</text:span><text:span text:style-name="T62_4">:</text:span></text:p>
      <text:list text:style-name="LS10" xml:id="list43">
        <text:list-item>
          <text:p text:style-name="P63"><text:span text:style-name="T63_1">uint</text:span><text:span text:style-name="T63_2">16_</text:span><text:span text:style-name="T63_3">t</text:span><text:span text:style-name="T63_4"><text:s/></text:span><text:span text:style-name="T63_5">bt</text:span><text:span text:style-name="T63_6">_</text:span><text:span text:style-name="T63_7">query</text:span><text:span text:style-name="T63_8">_</text:span><text:span text:style-name="T63_9">ext</text:span><text:span text:style-name="T63_10">(</text:span><text:span text:style-name="T63_11">char</text:span><text:span text:style-name="T63_12"><text:s/>*</text:span><text:span text:style-name="T63_13">ext</text:span><text:span text:style-name="T63_14">);</text:span></text:p>
        </text:list-item>
        <text:list-item>
          <text:p text:style-name="P64"><text:span text:style-name="T64_1">uint</text:span><text:span text:style-name="T64_2">32_</text:span><text:span text:style-name="T64_3">t</text:span><text:span text:style-name="T64_4"><text:s/></text:span><text:span text:style-name="T64_5">bt</text:span><text:span text:style-name="T64_6">_</text:span><text:span text:style-name="T64_7">call</text:span><text:span text:style-name="T64_8">_</text:span><text:span text:style-name="T64_9">ext</text:span><text:span text:style-name="T64_10">(</text:span><text:span text:style-name="T64_11">uint</text:span><text:span text:style-name="T64_12">32_</text:span><text:span text:style-name="T64_13">t</text:span><text:span text:style-name="T64_14"><text:s/></text:span><text:span text:style-name="T64_15">id</text:span><text:span text:style-name="T64_16">,<text:s/></text:span><text:span text:style-name="T64_17">void</text:span><text:span text:style-name="T64_18"><text:s/>*</text:span><text:span text:style-name="T64_19">buffer</text:span><text:span text:style-name="T64_20">,<text:s/></text:span><text:span text:style-name="T64_21">size</text:span><text:span text:style-name="T64_22">_</text:span><text:span text:style-name="T64_23">t</text:span><text:span text:style-name="T64_24"><text:s/></text:span><text:span text:style-name="T64_25">size</text:span><text:span text:style-name="T64_26">);</text:span></text:p>
        </text:list-item>
      </text:list>
      <text:p text:style-name="P65"/>
      <text:p text:style-name="P66"><text:span text:style-name="T66_1">Information</text:span><text:span text:style-name="T66_2"><text:s/></text:span><text:span text:style-name="T66_3">API</text:span><text:span text:style-name="T66_4">,<text:s/></text:span><text:span text:style-name="T66_5">via</text:span><text:span text:style-name="T66_6"><text:s/>“</text:span><text:span text:style-name="T66_7">INFO</text:span><text:span text:style-name="T66_8">:”<text:s/></text:span><text:span text:style-name="T66_9">filesystem</text:span><text:span text:style-name="T66_10">.</text:span></text:p>
      <text:p text:style-name="P67"/>
      <text:p text:style-name="P68"><text:span text:style-name="T68_1">Calling</text:span><text:span text:style-name="T68_2"><text:s/></text:span><text:span text:style-name="T68_3">convention</text:span><text:span text:style-name="T68_4">:<text:s/></text:span></text:p>
      <text:list text:style-name="LS11" xml:id="list45">
        <text:list-item>
          <text:p text:style-name="P69"><text:span text:style-name="T69_1">int</text:span><text:span text:style-name="T69_2"><text:s/>0</text:span><text:span text:style-name="T69_3">x</text:span><text:span text:style-name="T69_4">80.<text:s/></text:span></text:p>
        </text:list-item>
        <text:list-item>
          <text:p text:style-name="P70"><text:span text:style-name="T70_1">Function</text:span><text:span text:style-name="T70_2"><text:s/></text:span><text:span text:style-name="T70_3">ID</text:span><text:span text:style-name="T70_4"><text:s/></text:span><text:span text:style-name="T70_5">in</text:span><text:span text:style-name="T70_6"><text:s/></text:span><text:span text:style-name="T70_7">eax</text:span><text:span text:style-name="T70_8">.<text:s/></text:span></text:p>
        </text:list-item>
        <text:list-item>
          <text:p text:style-name="P71"><text:span text:style-name="T71_1">Up</text:span><text:span text:style-name="T71_2"><text:s/></text:span><text:span text:style-name="T71_3">to</text:span><text:span text:style-name="T71_4"><text:s/>3<text:s/></text:span><text:span text:style-name="T71_5">register</text:span><text:span text:style-name="T71_6">-</text:span><text:span text:style-name="T71_7">sized</text:span><text:span text:style-name="T71_8"><text:s/></text:span><text:span text:style-name="T71_9">parameters</text:span><text:span text:style-name="T71_10"><text:s/></text:span><text:span text:style-name="T71_11">in</text:span><text:span text:style-name="T71_12"><text:s/></text:span><text:span text:style-name="T71_13">ebx</text:span><text:span text:style-name="T71_14">,<text:s/></text:span><text:span text:style-name="T71_15">ecx</text:span><text:span text:style-name="T71_16">,<text:s/></text:span><text:span text:style-name="T71_17">edx</text:span><text:span text:style-name="T71_18">.<text:s/></text:span><text:span text:style-name="T71_19">Larger</text:span><text:span text:style-name="T71_20"><text:s/></text:span><text:span text:style-name="T71_21">values</text:span><text:span text:style-name="T71_22"><text:s/></text:span><text:span text:style-name="T71_23">passed</text:span><text:span text:style-name="T71_24"><text:s/></text:span><text:span text:style-name="T71_25">by</text:span><text:span text:style-name="T71_26"><text:s/></text:span><text:span text:style-name="T71_27">pointer</text:span><text:span text:style-name="T71_28">.</text:span></text:p>
        </text:list-item>
        <text:list-item>
          <text:p text:style-name="P72"><text:span text:style-name="T72_1">Where</text:span><text:span text:style-name="T72_2"><text:s/></text:span><text:span text:style-name="T72_3">more</text:span><text:span text:style-name="T72_4"><text:s/></text:span><text:span text:style-name="T72_5">parameters</text:span><text:span text:style-name="T72_6"><text:s/></text:span><text:span text:style-name="T72_7">needed</text:span><text:span text:style-name="T72_8">,<text:s/></text:span><text:span text:style-name="T72_9">use</text:span><text:span text:style-name="T72_10"><text:s/></text:span><text:span text:style-name="T72_11">a</text:span><text:span text:style-name="T72_12"><text:s/></text:span><text:span text:style-name="T72_13">pointer</text:span><text:span text:style-name="T72_14"><text:s/></text:span><text:span text:style-name="T72_15">to</text:span><text:span text:style-name="T72_16"><text:s/></text:span><text:span text:style-name="T72_17">a</text:span><text:span text:style-name="T72_18"><text:s/></text:span><text:span text:style-name="T72_19">struct</text:span><text:span text:style-name="T72_20">.</text:span></text:p>
        </text:list-item>
      </text:list>
      <text:p text:style-name="P73"/>
      <text:p text:style-name="P74"><text:span text:style-name="T74_1">Key</text:span><text:span text:style-name="T74_2">:</text:span></text:p>
      <text:list text:style-name="LS12" xml:id="list49">
        <text:list-item>
          <text:p text:style-name="P75"><text:span text:style-name="T75_1">Implemented</text:span></text:p>
        </text:list-item>
        <text:list-item>
          <text:p text:style-name="P76"><text:span text:style-name="T76_1">Partially</text:span><text:span text:style-name="T76_2"><text:s/></text:span><text:span text:style-name="T76_3">implemented</text:span></text:p>
        </text:list-item>
        <text:list-item>
          <text:p text:style-name="P77"><text:span text:style-name="T77_1">Call</text:span><text:span text:style-name="T77_2"><text:s/></text:span><text:span text:style-name="T77_3">implemented</text:span><text:span text:style-name="T77_4">,<text:s/></text:span><text:span text:style-name="T77_5">but</text:span><text:span text:style-name="T77_6"><text:s/></text:span><text:span text:style-name="T77_7">not</text:span><text:span text:style-name="T77_8"><text:s/></text:span><text:span text:style-name="T77_9">functional</text:span></text:p>
        </text:list-item>
        <text:list-item>
          <text:p text:style-name="P78"><text:span text:style-name="T78_1">Not</text:span><text:span text:style-name="T78_2"><text:s/></text:span><text:span text:style-name="T78_3">implemented</text:span></text:p>
        </text:list-item>
      </text:list>
      <text:p text:style-name="P79"/>
      <text:p text:style-name="P80"><text:span text:style-name="T80_1">Keyboard</text:span><text:span text:style-name="T80_2"><text:s/></text:span><text:span text:style-name="T80_3">input</text:span><text:span text:style-name="T80_4"><text:s/></text:span><text:span text:style-name="T80_5">format</text:span><text:span text:style-name="T80_6">:</text:span></text:p>
      <text:list text:style-name="LS13" xml:id="list53">
        <text:list-item>
          <text:p text:style-name="P81"><text:span text:style-name="T81_1">16-</text:span><text:span text:style-name="T81_2">bit</text:span><text:span text:style-name="T81_3"><text:s/></text:span><text:span text:style-name="T81_4">value</text:span><text:span text:style-name="T81_5">.</text:span></text:p>
        </text:list-item>
        <text:list-item>
          <text:p text:style-name="P82"><text:span text:style-name="T82_1">High</text:span><text:span text:style-name="T82_2"><text:s/>9<text:s/></text:span><text:span text:style-name="T82_3">bits</text:span><text:span text:style-name="T82_4">:<text:s/></text:span><text:span text:style-name="T82_5">flags</text:span></text:p>
        </text:list-item>
        <text:list-item>
          <text:p text:style-name="P83"><text:span text:style-name="T83_1">Low</text:span><text:span text:style-name="T83_2"><text:s/>7<text:s/></text:span><text:span text:style-name="T83_3">bits</text:span><text:span text:style-name="T83_4">:<text:s/></text:span><text:span text:style-name="T83_5">ASCII</text:span><text:span text:style-name="T83_6"><text:s/></text:span><text:span text:style-name="T83_7">code</text:span><text:span text:style-name="T83_8"><text:s/></text:span><text:span text:style-name="T83_9">or</text:span><text:span text:style-name="T83_10"><text:s/></text:span><text:span text:style-name="T83_11">keycode</text:span><text:span text:style-name="T83_12"><text:s/>(</text:span><text:span text:style-name="T83_13">depending</text:span><text:span text:style-name="T83_14"><text:s/></text:span><text:span text:style-name="T83_15">of</text:span><text:span text:style-name="T83_16"><text:s/></text:span><text:span text:style-name="T83_17">flags</text:span><text:span text:style-name="T83_18">)</text:span></text:p>
        </text:list-item>
        <text:list-item>
          <text:p text:style-name="P84"><text:span text:style-name="T84_1">Flags</text:span><text:span text:style-name="T84_2">:</text:span></text:p>
          <text:list>
            <text:list-item>
              <text:p text:style-name="P85"><text:span text:style-name="T85_1">Key</text:span><text:span text:style-name="T85_2"><text:s/></text:span><text:span text:style-name="T85_3">up</text:span><text:span text:style-name="T85_4">/</text:span><text:span text:style-name="T85_5">down</text:span></text:p>
            </text:list-item>
            <text:list-item>
              <text:p text:style-name="P86"><text:span text:style-name="T86_1">State</text:span><text:span text:style-name="T86_2"><text:s/></text:span><text:span text:style-name="T86_3">of</text:span><text:span text:style-name="T86_4"><text:s/>“</text:span><text:span text:style-name="T86_5">shift</text:span><text:span text:style-name="T86_6">”</text:span></text:p>
            </text:list-item>
            <text:list-item>
              <text:p text:style-name="P87"><text:span text:style-name="T87_1">State</text:span><text:span text:style-name="T87_2"><text:s/></text:span><text:span text:style-name="T87_3">of</text:span><text:span text:style-name="T87_4"><text:s/>“</text:span><text:span text:style-name="T87_5">ctrl</text:span><text:span text:style-name="T87_6">”</text:span></text:p>
            </text:list-item>
            <text:list-item>
              <text:p text:style-name="P88"><text:span text:style-name="T88_1">State</text:span><text:span text:style-name="T88_2"><text:s/></text:span><text:span text:style-name="T88_3">of</text:span><text:span text:style-name="T88_4"><text:s/>“</text:span><text:span text:style-name="T88_5">alt</text:span><text:span text:style-name="T88_6">”</text:span></text:p>
            </text:list-item>
            <text:list-item>
              <text:p text:style-name="P89"><text:span text:style-name="T89_1">State</text:span><text:span text:style-name="T89_2"><text:s/></text:span><text:span text:style-name="T89_3">of</text:span><text:span text:style-name="T89_4"><text:s/>“</text:span><text:span text:style-name="T89_5">meta</text:span><text:span text:style-name="T89_6">”</text:span></text:p>
            </text:list-item>
            <text:list-item>
              <text:p text:style-name="P90"><text:span text:style-name="T90_1">State</text:span><text:span text:style-name="T90_2"><text:s/></text:span><text:span text:style-name="T90_3">of</text:span><text:span text:style-name="T90_4"><text:s/>“</text:span><text:span text:style-name="T90_5">caps</text:span><text:span text:style-name="T90_6"><text:s/></text:span><text:span text:style-name="T90_7">lock</text:span><text:span text:style-name="T90_8">”</text:span></text:p>
            </text:list-item>
            <text:list-item>
              <text:p text:style-name="P91"><text:span text:style-name="T91_1">State</text:span><text:span text:style-name="T91_2"><text:s/></text:span><text:span text:style-name="T91_3">of</text:span><text:span text:style-name="T91_4"><text:s/>“</text:span><text:span text:style-name="T91_5">num</text:span><text:span text:style-name="T91_6"><text:s/></text:span><text:span text:style-name="T91_7">lock</text:span><text:span text:style-name="T91_8">”</text:span></text:p>
            </text:list-item>
            <text:list-item>
              <text:p text:style-name="P92"><text:span text:style-name="T92_1">State</text:span><text:span text:style-name="T92_2"><text:s/></text:span><text:span text:style-name="T92_3">of</text:span><text:span text:style-name="T92_4"><text:s/>“</text:span><text:span text:style-name="T92_5">scroll</text:span><text:span text:style-name="T92_6"><text:s/></text:span><text:span text:style-name="T92_7">lock</text:span><text:span text:style-name="T92_8">”</text:span></text:p>
            </text:list-item>
            <text:list-item>
              <text:p text:style-name="P93"><text:span text:style-name="T93_1">ASCI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